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" style:family="text">
      <style:text-properties fo:font-size="11.00pt" fo:font-weight="bold" fo:font-family="Garuda" style:font-family-asian="Garuda" style:font-family-complex="Garuda" fo:background-color="transparent" style:use-window-font-color="true"/>
    </style:style>
    <style:style style:name="T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7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9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0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3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65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67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69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1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72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73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5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7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9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1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4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6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8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9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90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91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92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94" style:family="text">
      <style:text-properties fo:font-size="11.00pt" fo:font-weight="normal" fo:font-family="Garuda" style:font-family-asian="Garuda" style:font-family-complex="Garuda" fo:background-color="transparent" fo:color="#000000"/>
    </style:style>
    <style:style style:name="T15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6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19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0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7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8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29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5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1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3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5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6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9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9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29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0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8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21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2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5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7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0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4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6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9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2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T3353" style:family="text">
      <style:text-properties fo:font-size="11.00pt" fo:font-weight="normal" fo:font-family="Garuda" style:font-family-asian="Garuda" style:font-family-complex="Garuda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 Gi</text:span><text:span text:style-name="T2">ớ</text:span><text:span text:style-name="T3">i thi</text:span><text:span text:style-name="T4">ệ</text:span><text:span text:style-name="T5">u v</text:span><text:span text:style-name="T6">ề</text:span><text:span text:style-name="T7"><text:s/>RBC</text:span></text:p>
      <text:p text:style-name="P1"><text:span text:style-name="T8">1. Gi</text:span><text:span text:style-name="T9">ớ</text:span><text:span text:style-name="T10">i thi</text:span><text:span text:style-name="T11">ệ</text:span><text:span text:style-name="T12">u </text:span></text:p>
      <text:p text:style-name="P1"><text:span text:style-name="T13">- h</text:span><text:span text:style-name="T14">ọ</text:span><text:span text:style-name="T15">c thuy</text:span><text:span text:style-name="T16">ế</text:span><text:span text:style-name="T17">t<text:s/></text:span><text:span text:style-name="T18">recognition-by-components<text:s/></text:span><text:span text:style-name="T19">l</text:span><text:span text:style-name="T20">à h</text:span><text:span text:style-name="T21">ọ</text:span><text:span text:style-name="T22">c thuy</text:span><text:span text:style-name="T23">ế</text:span><text:span text:style-name="T24">t<text:s/></text:span><text:span text:style-name="T25">đư</text:span><text:span text:style-name="T26">ợ</text:span><text:span text:style-name="T27">c<text:s/></text:span><text:span text:style-name="T28">đ</text:span><text:span text:style-name="T29">ề</text:span><text:span text:style-name="T30"><text:s/>xu</text:span><text:span text:style-name="T31">ấ</text:span><text:span text:style-name="T32">t b</text:span><text:span text:style-name="T33">ở</text:span><text:span text:style-name="T34">i Biederman v</text:span><text:span text:style-name="T35">à</text:span><text:span text:style-name="T36">o n</text:span><text:span text:style-name="T37">ă</text:span><text:span text:style-name="T38">m 1987 nh</text:span><text:span text:style-name="T39">ằ</text:span><text:span text:style-name="T40">m gi</text:span><text:span text:style-name="T41">ả</text:span><text:span text:style-name="T42">i th</text:span><text:span text:style-name="T43">í</text:span><text:span text:style-name="T44">ch s</text:span><text:span text:style-name="T45">ự</text:span><text:span text:style-name="T46"><text:s/>nh</text:span><text:span text:style-name="T47">ậ</text:span><text:span text:style-name="T48">n d</text:span><text:span text:style-name="T49">ạ</text:span><text:span text:style-name="T50">ng c</text:span><text:span text:style-name="T51">ủ</text:span><text:span text:style-name="T52">a<text:s/></text:span><text:span text:style-name="T53">đ</text:span><text:span text:style-name="T54">ố</text:span><text:span text:style-name="T55">i t</text:span><text:span text:style-name="T56">ư</text:span><text:span text:style-name="T57">ợ</text:span><text:span text:style-name="T58">ng. Theo nh</text:span><text:span text:style-name="T59">ư</text:span><text:span text:style-name="T60"><text:s/>RBC, ch</text:span><text:span text:style-name="T61">úng ta có th</text:span><text:span text:style-name="T62">ể</text:span><text:span text:style-name="T63"><text:s/>nh</text:span><text:span text:style-name="T64">ậ</text:span><text:span text:style-name="T65">n d</text:span><text:span text:style-name="T66">ạ</text:span><text:span text:style-name="T67">ng<text:s/></text:span><text:span text:style-name="T68">đ</text:span><text:span text:style-name="T69">ố</text:span><text:span text:style-name="T70">i t</text:span><text:span text:style-name="T71">ư</text:span><text:span text:style-name="T72">ợ</text:span><text:span text:style-name="T73">ng b</text:span><text:span text:style-name="T74">ằ</text:span><text:span text:style-name="T75">ng c</text:span><text:span text:style-name="T76">á</text:span><text:span text:style-name="T77">ch ph</text:span><text:span text:style-name="T78">â</text:span><text:span text:style-name="T79">n t</text:span><text:span text:style-name="T80">á</text:span><text:span text:style-name="T81">ch<text:s/></text:span><text:span text:style-name="T82">đ</text:span><text:span text:style-name="T83">ố</text:span><text:span text:style-name="T84">i t</text:span><text:span text:style-name="T85">ư</text:span><text:span text:style-name="T86">ợ</text:span><text:span text:style-name="T87">ng th</text:span><text:span text:style-name="T88">à</text:span><text:span text:style-name="T89">nh geons (c</text:span><text:span text:style-name="T90">á</text:span><text:span text:style-name="T91">c th</text:span><text:span text:style-name="T92">à</text:span><text:span text:style-name="T93">nh ph</text:span><text:span text:style-name="T94">ầ</text:span><text:span text:style-name="T95">n ch</text:span><text:span text:style-name="T96">í</text:span><text:span text:style-name="T97">nh c</text:span><text:span text:style-name="T98">ủ</text:span><text:span text:style-name="T99">a m</text:span><text:span text:style-name="T100">ộ</text:span><text:span text:style-name="T101">t<text:s/></text:span><text:span text:style-name="T102">đ</text:span><text:span text:style-name="T103">ố</text:span><text:span text:style-name="T104">i t</text:span><text:span text:style-name="T105">ư</text:span><text:span text:style-name="T106">ợ</text:span><text:span text:style-name="T107">ng).<text:s/></text:span><text:span text:style-name="T108">Ô</text:span><text:span text:style-name="T109">ng c</text:span><text:span text:style-name="T110">ũ</text:span><text:span text:style-name="T111">ng<text:s/></text:span><text:span text:style-name="T112">đ</text:span><text:span text:style-name="T113">ề</text:span><text:span text:style-name="T114"><text:s/>xu</text:span><text:span text:style-name="T115">ấ</text:span><text:span text:style-name="T116">t r</text:span><text:span text:style-name="T117">ằ</text:span><text:span text:style-name="T118">ng c</text:span><text:span text:style-name="T119">á</text:span><text:span text:style-name="T120">c geons v</text:span><text:span text:style-name="T121">ề</text:span><text:span text:style-name="T122"><text:s/>c</text:span><text:span text:style-name="T123">ơ</text:span><text:span text:style-name="T124"><text:s/>b</text:span><text:span text:style-name="T125">ả</text:span><text:span text:style-name="T126">n d</text:span><text:span text:style-name="T127">ự</text:span><text:span text:style-name="T128">a tr</text:span><text:span text:style-name="T129">ê</text:span><text:span text:style-name="T130">n c</text:span><text:span text:style-name="T131">á</text:span><text:span text:style-name="T132">c kh ba chi</text:span><text:span text:style-name="T133">ề</text:span><text:span text:style-name="T134">u ( h</text:span><text:span text:style-name="T135">ì</text:span><text:span text:style-name="T136">nh tr</text:span><text:span text:style-name="T137">ụ</text:span><text:span text:style-name="T138">, h</text:span><text:span text:style-name="T139">ì</text:span><text:span text:style-name="T140">nh n</text:span><text:span text:style-name="T141">ó</text:span><text:span text:style-name="T142">n,h</text:span><text:span text:style-name="T143">ì</text:span><text:span text:style-name="T144">nh ch</text:span><text:span text:style-name="T145">ó</text:span><text:span text:style-name="T146">p, h</text:span><text:span text:style-name="T147">ì</text:span><text:span text:style-name="T148">nh ch</text:span><text:span text:style-name="T149">ữ</text:span><text:span text:style-name="T150"><text:s/>nh</text:span><text:span text:style-name="T151">ậ</text:span><text:span text:style-name="T152">t,<text:s/></text:span><text:span text:style-name="T153">…</text:span><text:span text:style-name="T154">) mà có th</text:span><text:span text:style-name="T155">ể</text:span><text:span text:style-name="T156"><text:s/>l</text:span><text:span text:style-name="T157">ắ</text:span><text:span text:style-name="T158">p r</text:span><text:span text:style-name="T159">á</text:span><text:span text:style-name="T160">p theo nhi</text:span><text:span text:style-name="T161">ề</text:span><text:span text:style-name="T162">u c</text:span><text:span text:style-name="T163">á</text:span><text:span text:style-name="T164">ch kh</text:span><text:span text:style-name="T165">á</text:span><text:span text:style-name="T166">c nhau<text:s/></text:span><text:span text:style-name="T167">đ</text:span><text:span text:style-name="T168">ể</text:span><text:span text:style-name="T169"><text:s/>c</text:span><text:span text:style-name="T170">ấ</text:span><text:span text:style-name="T171">u t</text:span><text:span text:style-name="T172">ạ</text:span><text:span text:style-name="T173">o n</text:span><text:span text:style-name="T174">ê</text:span><text:span text:style-name="T175">n m</text:span><text:span text:style-name="T176">ộ</text:span><text:span text:style-name="T177">t s</text:span><text:span text:style-name="T178">ố</text:span><text:span text:style-name="T179"><text:s/>l</text:span><text:span text:style-name="T180">ư</text:span><text:span text:style-name="T181">ợ</text:span><text:span text:style-name="T182">ng kh</text:span><text:span text:style-name="T183">ô</text:span><text:span text:style-name="T184">ng gi</text:span><text:span text:style-name="T185">ớ</text:span><text:span text:style-name="T186">i h</text:span><text:span text:style-name="T187">ạ</text:span><text:span text:style-name="T188">n c</text:span><text:span text:style-name="T189">á</text:span><text:span text:style-name="T190">c<text:s/></text:span><text:span text:style-name="T191">đ</text:span><text:span text:style-name="T192">ố</text:span><text:span text:style-name="T193">i t</text:span><text:span text:style-name="T194">ư</text:span><text:span text:style-name="T195">ợ</text:span><text:span text:style-name="T196">ng.</text:span></text:p>
      <text:p text:style-name="P1"><draw:frame text:anchor-type="as-char" svg:width="148.96mm" svg:height="85.20mm" style:rel-width="scale" style:rel-height="scale"><draw:object-ole xlink:href="OleObj1"/><draw:image xlink:href="ObjectReplacements/OleObj1"/></draw:frame><text:span text:style-name="T197"/></text:p>
      <text:p text:style-name="P1"><text:span text:style-name="T198">- H</text:span><text:span text:style-name="T199">ọ</text:span><text:span text:style-name="T200">c thuy</text:span><text:span text:style-name="T201">ế</text:span><text:span text:style-name="T202">t RBC n</text:span><text:span text:style-name="T203">ê</text:span><text:span text:style-name="T204">u r</text:span><text:span text:style-name="T205">ằ</text:span><text:span text:style-name="T206">ng c</text:span><text:span text:style-name="T207">ó</text:span><text:span text:style-name="T208"><text:s/>kho</text:span><text:span text:style-name="T209">ả</text:span><text:span text:style-name="T210">ng 36 geons m</text:span><text:span text:style-name="T211">à</text:span><text:span text:style-name="T212"><text:s/>c</text:span><text:span text:style-name="T213">ó</text:span><text:span text:style-name="T214"><text:s/>th</text:span><text:span text:style-name="T215">ể</text:span><text:span text:style-name="T216"><text:s/>k</text:span><text:span text:style-name="T217">ế</text:span><text:span text:style-name="T218">t h</text:span><text:span text:style-name="T219">ợ</text:span><text:span text:style-name="T220">p<text:s/></text:span><text:span text:style-name="T221">đ</text:span><text:span text:style-name="T222">ể</text:span><text:span text:style-name="T223"><text:s/>t</text:span><text:span text:style-name="T224">ạ</text:span><text:span text:style-name="T225">o ra c</text:span><text:span text:style-name="T226">á</text:span><text:span text:style-name="T227">c<text:s/></text:span><text:span text:style-name="T228">đ</text:span><text:span text:style-name="T229">ố</text:span><text:span text:style-name="T230">i t</text:span><text:span text:style-name="T231">ư</text:span><text:span text:style-name="T232">ợ</text:span><text:span text:style-name="T233">ng trong cu</text:span><text:span text:style-name="T234">ộ</text:span><text:span text:style-name="T235">c s</text:span><text:span text:style-name="T236">ố</text:span><text:span text:style-name="T237">ng th</text:span><text:span text:style-name="T238">ư</text:span><text:span text:style-name="T239">ờ</text:span><text:span text:style-name="T240">ng ng</text:span><text:span text:style-name="T241">à</text:span><text:span text:style-name="T242">y. V</text:span><text:span text:style-name="T243">í</text:span><text:span text:style-name="T244"><text:s/>d</text:span><text:span text:style-name="T245">ụ</text:span><text:span text:style-name="T246">, khi ch</text:span><text:span text:style-name="T247">ú</text:span><text:span text:style-name="T248">ng ta nh</text:span><text:span text:style-name="T249">ì</text:span><text:span text:style-name="T250">n m</text:span><text:span text:style-name="T251">ộ</text:span><text:span text:style-name="T252">t c</text:span><text:span text:style-name="T253">á</text:span><text:span text:style-name="T254">i c</text:span><text:span text:style-name="T255">ố</text:span><text:span text:style-name="T256">c ch</text:span><text:span text:style-name="T257">ú</text:span><text:span text:style-name="T258">ng ta s</text:span><text:span text:style-name="T259">ẽ</text:span><text:span text:style-name="T260"><text:s/>t</text:span><text:span text:style-name="T261">á</text:span><text:span text:style-name="T262">ch n</text:span><text:span text:style-name="T263">ó</text:span><text:span text:style-name="T264"><text:s/>ra th</text:span><text:span text:style-name="T265">à</text:span><text:span text:style-name="T266">nh 2 b</text:span><text:span text:style-name="T267">ộ</text:span><text:span text:style-name="T268"><text:s/>ph</text:span><text:span text:style-name="T269">ậ</text:span><text:span text:style-name="T270">n, m</text:span><text:span text:style-name="T271">ộ</text:span><text:span text:style-name="T272">t h</text:span><text:span text:style-name="T273">ì</text:span><text:span text:style-name="T274">nh tr</text:span><text:span text:style-name="T275">ụ</text:span><text:span text:style-name="T276"><text:s/>v</text:span><text:span text:style-name="T277">à</text:span><text:span text:style-name="T278"><text:s/>m</text:span><text:span text:style-name="T279">ộ</text:span><text:span text:style-name="T280">t c</text:span><text:span text:style-name="T281">á</text:span><text:span text:style-name="T282">i tay c</text:span><text:span text:style-name="T283">ầ</text:span><text:span text:style-name="T284">m. C</text:span><text:span text:style-name="T285">ách này c</text:span><text:span text:style-name="T286">ũng<text:s/></text:span><text:span text:style-name="T287">áp d</text:span><text:span text:style-name="T288">ụ</text:span><text:span text:style-name="T289">ng cho c</text:span><text:span text:style-name="T290">á</text:span><text:span text:style-name="T291">c<text:s/></text:span><text:span text:style-name="T292">đ</text:span><text:span text:style-name="T293">ố</text:span><text:span text:style-name="T294">i t</text:span><text:span text:style-name="T295">ư</text:span><text:span text:style-name="T296">ợ</text:span><text:span text:style-name="T297">ng ph</text:span><text:span text:style-name="T298">ứ</text:span><text:span text:style-name="T299">c t</text:span><text:span text:style-name="T300">ạ</text:span><text:span text:style-name="T301">p m</text:span><text:span text:style-name="T302">à</text:span><text:span text:style-name="T303"><text:s/>l</text:span><text:span text:style-name="T304">ầ</text:span><text:span text:style-name="T305">n l</text:span><text:span text:style-name="T306">ư</text:span><text:span text:style-name="T307">ợ</text:span><text:span text:style-name="T308">t<text:s/></text:span><text:span text:style-name="T309">đư</text:span><text:span text:style-name="T310">ợ</text:span><text:span text:style-name="T311">c t</text:span><text:span text:style-name="T312">ạ</text:span><text:span text:style-name="T313">o ra b</text:span><text:span text:style-name="T314">ở</text:span><text:span text:style-name="T315">i s</text:span><text:span text:style-name="T316">ố</text:span><text:span text:style-name="T317"><text:s/>l</text:span><text:span text:style-name="T318">ư</text:span><text:span text:style-name="T319">ợ</text:span><text:span text:style-name="T320">ng l</text:span><text:span text:style-name="T321">ớ</text:span><text:span text:style-name="T322">n geons. S</text:span><text:span text:style-name="T323">ự</text:span><text:span text:style-name="T324"><text:s/>c</text:span><text:span text:style-name="T325">ả</text:span><text:span text:style-name="T326">m nh</text:span><text:span text:style-name="T327">ậ</text:span><text:span text:style-name="T328">n v</text:span><text:span text:style-name="T329">ề</text:span><text:span text:style-name="T330"><text:s/>c</text:span><text:span text:style-name="T331">á</text:span><text:span text:style-name="T332">c geons sau<text:s/></text:span><text:span text:style-name="T333">đ</text:span><text:span text:style-name="T334">ó<text:s/></text:span><text:span text:style-name="T335">đư</text:span><text:span text:style-name="T336">ợ</text:span><text:span text:style-name="T337">c so s</text:span><text:span text:style-name="T338">á</text:span><text:span text:style-name="T339">nh v</text:span><text:span text:style-name="T340">ớ</text:span><text:span text:style-name="T341">i c</text:span><text:span text:style-name="T342">á</text:span><text:span text:style-name="T343">c<text:s/></text:span><text:span text:style-name="T344">đ</text:span><text:span text:style-name="T345">ố</text:span><text:span text:style-name="T346">i t</text:span><text:span text:style-name="T347">ư</text:span><text:span text:style-name="T348">ợ</text:span><text:span text:style-name="T349">ng trong b</text:span><text:span text:style-name="T350">ộ</text:span><text:span text:style-name="T351"><text:s/>n</text:span><text:span text:style-name="T352">ã</text:span><text:span text:style-name="T353">o c</text:span><text:span text:style-name="T354">ủ</text:span><text:span text:style-name="T355">a con ng</text:span><text:span text:style-name="T356">ư</text:span><text:span text:style-name="T357">ờ</text:span><text:span text:style-name="T358">i<text:s/></text:span><text:span text:style-name="T359">đ</text:span><text:span text:style-name="T360">ể</text:span><text:span text:style-name="T361"><text:s/>ph</text:span><text:span text:style-name="T362">â</text:span><text:span text:style-name="T363">n bi</text:span><text:span text:style-name="T364">ệ</text:span><text:span text:style-name="T365">t c</text:span><text:span text:style-name="T366">á</text:span><text:span text:style-name="T367">i m</text:span><text:span text:style-name="T368">à</text:span><text:span text:style-name="T369"><text:s/>ch</text:span><text:span text:style-name="T370">ú</text:span><text:span text:style-name="T371">ng ta<text:s/></text:span><text:span text:style-name="T372">đ</text:span><text:span text:style-name="T373">ang nh</text:span><text:span text:style-name="T374">ìn là gì. H</text:span><text:span text:style-name="T375">ọ</text:span><text:span text:style-name="T376">c thuy</text:span><text:span text:style-name="T377">ế</text:span><text:span text:style-name="T378">t<text:s/></text:span><text:span text:style-name="T379">đ</text:span><text:span text:style-name="T380">ề</text:span><text:span text:style-name="T381"><text:s/>ra r</text:span><text:span text:style-name="T382">ằ</text:span><text:span text:style-name="T383">ng, khi con ng</text:span><text:span text:style-name="T384">ư</text:span><text:span text:style-name="T385">ờ</text:span><text:span text:style-name="T386">i nh</text:span><text:span text:style-name="T387">ì</text:span><text:span text:style-name="T388">n v</text:span><text:span text:style-name="T389">à</text:span><text:span text:style-name="T390">o m</text:span><text:span text:style-name="T391">ộ</text:span><text:span text:style-name="T392">t<text:s/></text:span><text:span text:style-name="T393">đ</text:span><text:span text:style-name="T394">ố</text:span><text:span text:style-name="T395">i t</text:span><text:span text:style-name="T396">ư</text:span><text:span text:style-name="T397">ợ</text:span><text:span text:style-name="T398">ng, ch</text:span><text:span text:style-name="T399">ú</text:span><text:span text:style-name="T400">ng ta s</text:span><text:span text:style-name="T401">ẽ</text:span><text:span text:style-name="T402"><text:s/>nh</text:span><text:span text:style-name="T403">ì</text:span><text:span text:style-name="T404">n v</text:span><text:span text:style-name="T405">à</text:span><text:span text:style-name="T406">o 2 th</text:span><text:span text:style-name="T407">à</text:span><text:span text:style-name="T408">nh ph</text:span><text:span text:style-name="T409">ầ</text:span><text:span text:style-name="T410">n quan tr</text:span><text:span text:style-name="T411">ọ</text:span><text:span text:style-name="T412">ng</text:span></text:p>
      <text:p text:style-name="P1"><text:span text:style-name="T413">- Edges (các c</text:span><text:span text:style-name="T414">ạ</text:span><text:span text:style-name="T415">nh):<text:s/></text:span><text:span text:style-name="T416">đ</text:span><text:span text:style-name="T417">i</text:span><text:span text:style-name="T418">ề</text:span><text:span text:style-name="T419">u n</text:span><text:span text:style-name="T420">à</text:span><text:span text:style-name="T421">y gi</text:span><text:span text:style-name="T422">ú</text:span><text:span text:style-name="T423">p ch</text:span><text:span text:style-name="T424">ú</text:span><text:span text:style-name="T425">ng ta duy tr</text:span><text:span text:style-name="T426">ì</text:span><text:span text:style-name="T427"><text:s/>s</text:span><text:span text:style-name="T428">ự</text:span><text:span text:style-name="T429"><text:s/>nh</text:span><text:span text:style-name="T430">ậ</text:span><text:span text:style-name="T431">n th</text:span><text:span text:style-name="T432">ự</text:span><text:span text:style-name="T433">c tr</text:span><text:span text:style-name="T434">ự</text:span><text:span text:style-name="T435">c gi</text:span><text:span text:style-name="T436">á</text:span><text:span text:style-name="T437">c c</text:span><text:span text:style-name="T438">ủ</text:span><text:span text:style-name="T439">a<text:s/></text:span><text:span text:style-name="T440">đ</text:span><text:span text:style-name="T441">ố</text:span><text:span text:style-name="T442">i t</text:span><text:span text:style-name="T443">ư</text:span><text:span text:style-name="T444">ợ</text:span><text:span text:style-name="T445">ng b</text:span><text:span text:style-name="T446">ấ</text:span><text:span text:style-name="T447">t k</text:span><text:span text:style-name="T448">ể</text:span><text:span text:style-name="T449"><text:s/>h</text:span><text:span text:style-name="T450">ư</text:span><text:span text:style-name="T451">ớ</text:span><text:span text:style-name="T452">ng nh</text:span><text:span text:style-name="T453">ì</text:span><text:span text:style-name="T454">n</text:span></text:p>
      <text:p text:style-name="P1"><text:span text:style-name="T455">- Concavities (khu v</text:span><text:span text:style-name="T456">ự</text:span><text:span text:style-name="T457">c l</text:span><text:span text:style-name="T458">õ</text:span><text:span text:style-name="T459">m): khu v</text:span><text:span text:style-name="T460">ự</text:span><text:span text:style-name="T461">c m</text:span><text:span text:style-name="T462">à</text:span><text:span text:style-name="T463"><text:s/>2 c</text:span><text:span text:style-name="T464">ạ</text:span><text:span text:style-name="T465">nh g</text:span><text:span text:style-name="T466">ặ</text:span><text:span text:style-name="T467">p nhau, nh</text:span><text:span text:style-name="T468">ữ</text:span><text:span text:style-name="T469">ng khu v</text:span><text:span text:style-name="T470">ự</text:span><text:span text:style-name="T471">c n</text:span><text:span text:style-name="T472">à</text:span><text:span text:style-name="T473">y cho ph</text:span><text:span text:style-name="T474">é</text:span><text:span text:style-name="T475">p ch</text:span><text:span text:style-name="T476">ú</text:span><text:span text:style-name="T477">ng ta quan s</text:span><text:span text:style-name="T478">ắ</text:span><text:span text:style-name="T479">t s</text:span><text:span text:style-name="T480">ự</text:span><text:span text:style-name="T481"><text:s/>ph</text:span><text:span text:style-name="T482">â</text:span><text:span text:style-name="T483">n chia gi</text:span><text:span text:style-name="T484">ữ</text:span><text:span text:style-name="T485">a c</text:span><text:span text:style-name="T486">á</text:span><text:span text:style-name="T487">c geons.</text:span></text:p>
      <text:p text:style-name="P1"><draw:frame text:anchor-type="as-char" svg:width="175.95mm" svg:height="84.14mm" style:rel-width="scale" style:rel-height="scale"><draw:object-ole xlink:href="OleObj2"/><draw:image xlink:href="ObjectReplacements/OleObj2"/></draw:frame><text:span text:style-name="T488"/></text:p>
      <text:p text:style-name="P1"><text:span text:style-name="T489">2. s</text:span><text:span text:style-name="T490">ự</text:span><text:span text:style-name="T491"><text:s/>t</text:span><text:span text:style-name="T492">ươ</text:span><text:span text:style-name="T493">ng<text:s/></text:span><text:span text:style-name="T494">đ</text:span><text:span text:style-name="T495">ồ</text:span><text:span text:style-name="T496">ng gi</text:span><text:span text:style-name="T497">ữ</text:span><text:span text:style-name="T498">a m</text:span><text:span text:style-name="T499">ộ</text:span><text:span text:style-name="T500">t c</text:span><text:span text:style-name="T501">âu nói và m</text:span><text:span text:style-name="T502">ộ</text:span><text:span text:style-name="T503">t<text:s/></text:span><text:span text:style-name="T504">đ</text:span><text:span text:style-name="T505">ố</text:span><text:span text:style-name="T506">i t</text:span><text:span text:style-name="T507">ươ</text:span><text:span text:style-name="T508">ng</text:span></text:p>
      <text:p text:style-name="P1"><text:span text:style-name="T509">- Trong thuy</text:span><text:span text:style-name="T510">ế</text:span><text:span text:style-name="T511">t RBC, Biederman n</text:span><text:span text:style-name="T512">ê</text:span><text:span text:style-name="T513">u ra s</text:span><text:span text:style-name="T514">ự</text:span><text:span text:style-name="T515"><text:s/>t</text:span><text:span text:style-name="T516">ươ</text:span><text:span text:style-name="T517">ng<text:s/></text:span><text:span text:style-name="T518">đ</text:span><text:span text:style-name="T519">ồ</text:span><text:span text:style-name="T520">ng gi</text:span><text:span text:style-name="T521">ữ</text:span><text:span text:style-name="T522">a th</text:span><text:span text:style-name="T523">à</text:span><text:span text:style-name="T524">nh ph</text:span><text:span text:style-name="T525">ầ</text:span><text:span text:style-name="T526">n c</text:span><text:span text:style-name="T527">ủ</text:span><text:span text:style-name="T528">a m</text:span><text:span text:style-name="T529">ộ</text:span><text:span text:style-name="T530">t c</text:span><text:span text:style-name="T531">â</text:span><text:span text:style-name="T532">u n</text:span><text:span text:style-name="T533">ó</text:span><text:span text:style-name="T534">i v</text:span><text:span text:style-name="T535">à</text:span><text:span text:style-name="T536"><text:s/>m</text:span><text:span text:style-name="T537">ộ</text:span><text:span text:style-name="T538">t<text:s/></text:span><text:span text:style-name="T539">đ</text:span><text:span text:style-name="T540">ố</text:span><text:span text:style-name="T541">i t</text:span><text:span text:style-name="T542">ư</text:span><text:span text:style-name="T543">ợ</text:span><text:span text:style-name="T544">ng<text:s/></text:span><text:span text:style-name="T545">đ</text:span><text:span text:style-name="T546">ể</text:span><text:span text:style-name="T547"><text:s/>h</text:span><text:span text:style-name="T548">ỗ</text:span><text:span text:style-name="T549"><text:s/>tr</text:span><text:span text:style-name="T550">ợ</text:span><text:span text:style-name="T551"><text:s/>cho h</text:span><text:span text:style-name="T552">ọ</text:span><text:span text:style-name="T553">c thuy</text:span><text:span text:style-name="T554">ế</text:span><text:span text:style-name="T555">t.<text:s/></text:span><text:span text:style-name="T556">Ý</text:span><text:span text:style-name="T557"><text:s/>t</text:span><text:span text:style-name="T558">ư</text:span><text:span text:style-name="T559">ở</text:span><text:span text:style-name="T560">ng c</text:span><text:span text:style-name="T561">ủ</text:span><text:span text:style-name="T562">a<text:s/></text:span><text:span text:style-name="T563">ô</text:span><text:span text:style-name="T564">ng l</text:span><text:span text:style-name="T565">à</text:span><text:span text:style-name="T566"><text:s/>c</text:span><text:span text:style-name="T567">ó</text:span><text:span text:style-name="T568"><text:s/>kho</text:span><text:span text:style-name="T569">ả</text:span><text:span text:style-name="T570">ng 44<text:s/></text:span><text:span text:style-name="T571">â</text:span><text:span text:style-name="T572">m ti</text:span><text:span text:style-name="T573">ế</text:span><text:span text:style-name="T574">t c</text:span><text:span text:style-name="T575">ầ</text:span><text:span text:style-name="T576">n thi</text:span><text:span text:style-name="T577">ế</text:span><text:span text:style-name="T578">t<text:s/></text:span><text:span text:style-name="T579">đ</text:span><text:span text:style-name="T580">ể</text:span><text:span text:style-name="T581"><text:s/>t</text:span><text:span text:style-name="T582">ạ</text:span><text:span text:style-name="T583">o ra m</text:span><text:span text:style-name="T584">ỗ</text:span><text:span text:style-name="T585">i t</text:span><text:span text:style-name="T586">ừ</text:span><text:span text:style-name="T587"><text:s/>trong ti</text:span><text:span text:style-name="T588">ế</text:span><text:span text:style-name="T589">ng anh, v</text:span><text:span text:style-name="T590">à</text:span><text:span text:style-name="T591"><text:s/>55<text:s/></text:span><text:span text:style-name="T592">â</text:span><text:span text:style-name="T593">m ti</text:span><text:span text:style-name="T594">ế</text:span><text:span text:style-name="T595">t c</text:span><text:span text:style-name="T596">ầ</text:span><text:span text:style-name="T597">n<text:s/></text:span><text:span text:style-name="T598">đ</text:span><text:span text:style-name="T599">ể</text:span><text:span text:style-name="T600"><text:s/>t</text:span><text:span text:style-name="T601">ạ</text:span><text:span text:style-name="T602">o ra c</text:span><text:span text:style-name="T603">á</text:span><text:span text:style-name="T604">c t</text:span><text:span text:style-name="T605">ừ</text:span><text:span text:style-name="T606"><text:s/>cho t</text:span><text:span text:style-name="T607">ấ</text:span><text:span text:style-name="T608">t c</text:span><text:span text:style-name="T609">ả</text:span><text:span text:style-name="T610"><text:s/>ng</text:span><text:span text:style-name="T611">ô</text:span><text:span text:style-name="T612">n ng</text:span><text:span text:style-name="T613">ữ</text:span><text:span text:style-name="T614"><text:s/>tr</text:span><text:span text:style-name="T615">ê</text:span><text:span text:style-name="T616">n th</text:span><text:span text:style-name="T617">ế</text:span><text:span text:style-name="T618"><text:s/>gi</text:span><text:span text:style-name="T619">ớ</text:span><text:span text:style-name="T620">i. Tuy nhi</text:span><text:span text:style-name="T621">ê</text:span><text:span text:style-name="T622">n c</text:span><text:span text:style-name="T623">ó</text:span><text:span text:style-name="T624"><text:s/>m</text:span><text:span text:style-name="T625">ộ</text:span><text:span text:style-name="T626">t s</text:span><text:span text:style-name="T627">ự</text:span><text:span text:style-name="T628"><text:s/>kh</text:span><text:span text:style-name="T629">á</text:span><text:span text:style-name="T630">c bi</text:span><text:span text:style-name="T631">ệ</text:span><text:span text:style-name="T632">t nh</text:span><text:span text:style-name="T633">ỏ</text:span><text:span text:style-name="T634"><text:s/>t</text:span><text:span text:style-name="T635">ồ</text:span><text:span text:style-name="T636">n t</text:span><text:span text:style-name="T637">ạ</text:span><text:span text:style-name="T638">i gi</text:span><text:span text:style-name="T639">ữ</text:span><text:span text:style-name="T640">a c</text:span><text:span text:style-name="T641">á</text:span><text:span text:style-name="T642">c<text:s/></text:span><text:span text:style-name="T643">â</text:span><text:span text:style-name="T644">m ti</text:span><text:span text:style-name="T645">ế</text:span><text:span text:style-name="T646">t. B</text:span><text:span text:style-name="T647">ở</text:span><text:span text:style-name="T648">i v</text:span><text:span text:style-name="T649">ì</text:span><text:span text:style-name="T650"><text:s/>c</text:span><text:span text:style-name="T651">ó</text:span><text:span text:style-name="T652"><text:s/>m</text:span><text:span text:style-name="T653">ộ</text:span><text:span text:style-name="T654">t s</text:span><text:span text:style-name="T655">ố</text:span><text:span text:style-name="T656"><text:s/>l</text:span><text:span text:style-name="T657">ư</text:span><text:span text:style-name="T658">ợ</text:span><text:span text:style-name="T659">ng h</text:span><text:span text:style-name="T660">ữ</text:span><text:span text:style-name="T661">u h</text:span><text:span text:style-name="T662">ạ</text:span><text:span text:style-name="T663">n c</text:span><text:span text:style-name="T664">á</text:span><text:span text:style-name="T665">c<text:s/></text:span><text:span text:style-name="T666">â</text:span><text:span text:style-name="T667">m v</text:span><text:span text:style-name="T668">ị</text:span><text:span text:style-name="T669"><text:s/>t</text:span><text:span text:style-name="T670">ạ</text:span><text:span text:style-name="T671">o n</text:span><text:span text:style-name="T672">ê</text:span><text:span text:style-name="T673">n m</text:span><text:span text:style-name="T674">ỗ</text:span><text:span text:style-name="T675">i t</text:span><text:span text:style-name="T676">ừ</text:span><text:span text:style-name="T677"><text:s/>cho t</text:span><text:span text:style-name="T678">ấ</text:span><text:span text:style-name="T679">t c</text:span><text:span text:style-name="T680">ả</text:span><text:span text:style-name="T681"><text:s/>c</text:span><text:span text:style-name="T682">á</text:span><text:span text:style-name="T683">c ng</text:span><text:span text:style-name="T684">ô</text:span><text:span text:style-name="T685">n ng</text:span><text:span text:style-name="T686">ữ</text:span><text:span text:style-name="T687">.</text:span></text:p>
      <text:p text:style-name="P1"><text:span text:style-name="T688">- Ông tin r</text:span><text:span text:style-name="T689">ằ</text:span><text:span text:style-name="T690">ng c</text:span><text:span text:style-name="T691">ó</text:span><text:span text:style-name="T692"><text:s/>m</text:span><text:span text:style-name="T693">ộ</text:span><text:span text:style-name="T694">t s</text:span><text:span text:style-name="T695">ự</text:span><text:span text:style-name="T696"><text:s/>gi</text:span><text:span text:style-name="T697">ố</text:span><text:span text:style-name="T698">ng nhau gi</text:span><text:span text:style-name="T699">ữ</text:span><text:span text:style-name="T700">a c</text:span><text:span text:style-name="T701">á</text:span><text:span text:style-name="T702">ch m</text:span><text:span text:style-name="T703">ộ</text:span><text:span text:style-name="T704">t c</text:span><text:span text:style-name="T705">â</text:span><text:span text:style-name="T706">u n</text:span><text:span text:style-name="T707">ó</text:span><text:span text:style-name="T708">i<text:s/></text:span><text:span text:style-name="T709">đư</text:span><text:span text:style-name="T710">ợ</text:span><text:span text:style-name="T711">c t</text:span><text:span text:style-name="T712">ạ</text:span><text:span text:style-name="T713">o ra b</text:span><text:span text:style-name="T714">ở</text:span><text:span text:style-name="T715">i c</text:span><text:span text:style-name="T716">á</text:span><text:span text:style-name="T717">c<text:s/></text:span><text:span text:style-name="T718">â</text:span><text:span text:style-name="T719">m ti</text:span><text:span text:style-name="T720">ế</text:span><text:span text:style-name="T721">t, m</text:span><text:span text:style-name="T722">ộ</text:span><text:span text:style-name="T723">t<text:s/></text:span><text:span text:style-name="T724">đ</text:span><text:span text:style-name="T725">ố</text:span><text:span text:style-name="T726">i t</text:span><text:span text:style-name="T727">ươ</text:span><text:span text:style-name="T728">ng<text:s/></text:span><text:span text:style-name="T729">đư</text:span><text:span text:style-name="T730">ợ</text:span><text:span text:style-name="T731">c t</text:span><text:span text:style-name="T732">ạ</text:span><text:span text:style-name="T733">o ra b</text:span><text:span text:style-name="T734">ở</text:span><text:span text:style-name="T735">i c</text:span><text:span text:style-name="T736">á</text:span><text:span text:style-name="T737">c geons. V</text:span><text:span text:style-name="T738">à</text:span><text:span text:style-name="T739"><text:s/>c</text:span><text:span text:style-name="T740">ó</text:span><text:span text:style-name="T741"><text:s/>m</text:span><text:span text:style-name="T742">ộ</text:span><text:span text:style-name="T743">t s</text:span><text:span text:style-name="T744">ự</text:span><text:span text:style-name="T745"><text:s/>kh</text:span><text:span text:style-name="T746">á</text:span><text:span text:style-name="T747">c bi</text:span><text:span text:style-name="T748">ệ</text:span><text:span text:style-name="T749">t l</text:span><text:span text:style-name="T750">ớ</text:span><text:span text:style-name="T751">n gi</text:span><text:span text:style-name="T752">ữ</text:span><text:span text:style-name="T753">a c</text:span><text:span text:style-name="T754">á</text:span><text:span text:style-name="T755">c<text:s/></text:span><text:span text:style-name="T756">â</text:span><text:span text:style-name="T757">m ti</text:span><text:span text:style-name="T758">ế</text:span><text:span text:style-name="T759">t, c</text:span><text:span text:style-name="T760">ũ</text:span><text:span text:style-name="T761">ng nh</text:span><text:span text:style-name="T762">ư c</text:span><text:span text:style-name="T763">ó m</text:span><text:span text:style-name="T764">ộ</text:span><text:span text:style-name="T765">t s</text:span><text:span text:style-name="T766">ự</text:span><text:span text:style-name="T767"><text:s/>kh</text:span><text:span text:style-name="T768">á</text:span><text:span text:style-name="T769">c bi</text:span><text:span text:style-name="T770">ệ</text:span><text:span text:style-name="T771">t l</text:span><text:span text:style-name="T772">ớ</text:span><text:span text:style-name="T773">n gi</text:span><text:span text:style-name="T774">ữ</text:span><text:span text:style-name="T775">a c</text:span><text:span text:style-name="T776">á</text:span><text:span text:style-name="T777">c geons.</text:span></text:p>
      <text:p text:style-name="P1"><text:span text:style-name="T778">3. S</text:span><text:span text:style-name="T779">ự</text:span><text:span text:style-name="T780"><text:s/>b</text:span><text:span text:style-name="T781">ấ</text:span><text:span text:style-name="T782">t bi</text:span><text:span text:style-name="T783">ế</text:span><text:span text:style-name="T784">n v</text:span><text:span text:style-name="T785">ề</text:span><text:span text:style-name="T786"><text:s/>g</text:span><text:span text:style-name="T787">ó</text:span><text:span text:style-name="T788">c nh</text:span><text:span text:style-name="T789">ì</text:span><text:span text:style-name="T790">n</text:span></text:p>
      <text:p text:style-name="P1"><text:span text:style-name="T791">- M</text:span><text:span text:style-name="T792">ộ</text:span><text:span text:style-name="T793">t trong nh</text:span><text:span text:style-name="T794">ữ</text:span><text:span text:style-name="T795">ng<text:s/></text:span><text:span text:style-name="T796">đ</text:span><text:span text:style-name="T797">i</text:span><text:span text:style-name="T798">ề</text:span><text:span text:style-name="T799">u<text:s/></text:span><text:span text:style-name="T800">đư</text:span><text:span text:style-name="T801">ợ</text:span><text:span text:style-name="T802">c<text:s/></text:span><text:span text:style-name="T803">đ</text:span><text:span text:style-name="T804">ị</text:span><text:span text:style-name="T805">nh ngh</text:span><text:span text:style-name="T806">ĩ</text:span><text:span text:style-name="T807">a trong l</text:span><text:span text:style-name="T808">ý thuy</text:span><text:span text:style-name="T809">ế</text:span><text:span text:style-name="T810">t l</text:span><text:span text:style-name="T811">à</text:span><text:span text:style-name="T812"><text:s/>RBC cho ph</text:span><text:span text:style-name="T813">é</text:span><text:span text:style-name="T814">p ch</text:span><text:span text:style-name="T815">ú</text:span><text:span text:style-name="T816">ng ta nh</text:span><text:span text:style-name="T817">ậ</text:span><text:span text:style-name="T818">n d</text:span><text:span text:style-name="T819">ạ</text:span><text:span text:style-name="T820">ng c</text:span><text:span text:style-name="T821">á</text:span><text:span text:style-name="T822">c<text:s/></text:span><text:span text:style-name="T823">đ</text:span><text:span text:style-name="T824">ố</text:span><text:span text:style-name="T825">i t</text:span><text:span text:style-name="T826">ư</text:span><text:span text:style-name="T827">ợ</text:span><text:span text:style-name="T828">ng b</text:span><text:span text:style-name="T829">ấ</text:span><text:span text:style-name="T830">t k</text:span><text:span text:style-name="T831">ể</text:span><text:span text:style-name="T832"><text:s/>g</text:span><text:span text:style-name="T833">ó</text:span><text:span text:style-name="T834">c nh</text:span><text:span text:style-name="T835">ì</text:span><text:span text:style-name="T836">n. h</text:span><text:span text:style-name="T837">ọ</text:span><text:span text:style-name="T838">c thuy</text:span><text:span text:style-name="T839">ế</text:span><text:span text:style-name="T840">t l</text:span><text:span text:style-name="T841">ý</text:span><text:span text:style-name="T842"><text:s/>gi</text:span><text:span text:style-name="T843">ả</text:span><text:span text:style-name="T844">i<text:s/></text:span><text:span text:style-name="T845">đ</text:span><text:span text:style-name="T846">i</text:span><text:span text:style-name="T847">ề</text:span><text:span text:style-name="T848">u n</text:span><text:span text:style-name="T849">à</text:span><text:span text:style-name="T850">y l</text:span><text:span text:style-name="T851">à</text:span><text:span text:style-name="T852"><text:s/>do s</text:span><text:span text:style-name="T853">ự</text:span><text:span text:style-name="T854"><text:s/>b</text:span><text:span text:style-name="T855">ấ</text:span><text:span text:style-name="T856">t bi</text:span><text:span text:style-name="T857">ế</text:span><text:span text:style-name="T858">n c</text:span><text:span text:style-name="T859">ủ</text:span><text:span text:style-name="T860">a c</text:span><text:span text:style-name="T861">á</text:span><text:span text:style-name="T862">c c</text:span><text:span text:style-name="T863">ạ</text:span><text:span text:style-name="T864">nh thu</text:span><text:span text:style-name="T865">ộ</text:span><text:span text:style-name="T866">c<text:s/></text:span><text:span text:style-name="T867">đ</text:span><text:span text:style-name="T868">ố</text:span><text:span text:style-name="T869">i t</text:span><text:span text:style-name="T870">ư</text:span><text:span text:style-name="T871">ợ</text:span><text:span text:style-name="T872">ng.</text:span></text:p>
      <text:p text:style-name="P1"><text:span text:style-name="T873">- Các c</text:span><text:span text:style-name="T874">ạ</text:span><text:span text:style-name="T875">nh b</text:span><text:span text:style-name="T876">ấ</text:span><text:span text:style-name="T877">t bi</text:span><text:span text:style-name="T878">ế</text:span><text:span text:style-name="T879">n<text:s/></text:span><text:span text:style-name="T880">đư</text:span><text:span text:style-name="T881">ợ</text:span><text:span text:style-name="T882">c h</text:span><text:span text:style-name="T883">ọ</text:span><text:span text:style-name="T884">c thuy</text:span><text:span text:style-name="T885">ế</text:span><text:span text:style-name="T886">t<text:s/></text:span><text:span text:style-name="T887">đ</text:span><text:span text:style-name="T888">ề</text:span><text:span text:style-name="T889"><text:s/>xu</text:span><text:span text:style-name="T890">ấ</text:span><text:span text:style-name="T891">t:</text:span></text:p>
      <text:p text:style-name="P1"><text:span text:style-name="T892">+<text:s/></text:span><text:span text:style-name="T893">Đ</text:span><text:span text:style-name="T894">ộ</text:span><text:span text:style-name="T895"><text:s/>cong</text:span></text:p>
      <text:p text:style-name="P1"><text:span text:style-name="T896">+ Các<text:s/></text:span><text:span text:style-name="T897">đư</text:span><text:span text:style-name="T898">ờ</text:span><text:span text:style-name="T899">ng song song</text:span></text:p>
      <text:p text:style-name="P1"><text:span text:style-name="T900">+ S</text:span><text:span text:style-name="T901">ự</text:span><text:span text:style-name="T902"><text:s/>giao nhau gi</text:span><text:span text:style-name="T903">ữ</text:span><text:span text:style-name="T904">a c</text:span><text:span text:style-name="T905">á</text:span><text:span text:style-name="T906">c c</text:span><text:span text:style-name="T907">ạ</text:span><text:span text:style-name="T908">nh</text:span></text:p>
      <text:p text:style-name="P1"><text:span text:style-name="T909">+<text:s/></text:span><text:span text:style-name="T910">Đ</text:span><text:span text:style-name="T911">ố</text:span><text:span text:style-name="T912">i x</text:span><text:span text:style-name="T913">ứ</text:span><text:span text:style-name="T914">ng v</text:span><text:span text:style-name="T915">à</text:span><text:span text:style-name="T916"><text:s/>kh</text:span><text:span text:style-name="T917">ô</text:span><text:span text:style-name="T918">ng<text:s/></text:span><text:span text:style-name="T919">đ</text:span><text:span text:style-name="T920">ố</text:span><text:span text:style-name="T921">i x</text:span><text:span text:style-name="T922">ứ</text:span><text:span text:style-name="T923">ng<text:tab/></text:span></text:p>
      <text:p text:style-name="P1"><text:span text:style-name="T924">- Nh</text:span><text:span text:style-name="T925">ữ</text:span><text:span text:style-name="T926">ng th</text:span><text:span text:style-name="T927">à</text:span><text:span text:style-name="T928">nh ph</text:span><text:span text:style-name="T929">ầ</text:span><text:span text:style-name="T930">n n</text:span><text:span text:style-name="T931">à</text:span><text:span text:style-name="T932">y c</text:span><text:span text:style-name="T933">ó</text:span><text:span text:style-name="T934"><text:s/></text:span><text:span text:style-name="T935">ý</text:span><text:span text:style-name="T936"><text:s/>ngh</text:span><text:span text:style-name="T937">ĩ</text:span><text:span text:style-name="T938">a l</text:span><text:span text:style-name="T939">à khi chung ta nhìn m</text:span><text:span text:style-name="T940">ộ</text:span><text:span text:style-name="T941">t<text:s/></text:span><text:span text:style-name="T942">đ</text:span><text:span text:style-name="T943">ố</text:span><text:span text:style-name="T944">i t</text:span><text:span text:style-name="T945">ư</text:span><text:span text:style-name="T946">ợ</text:span><text:span text:style-name="T947">ng ho</text:span><text:span text:style-name="T948">ặ</text:span><text:span text:style-name="T949">c geon. ch</text:span><text:span text:style-name="T950">ú</text:span><text:span text:style-name="T951">ng ta c</text:span><text:span text:style-name="T952">ó</text:span><text:span text:style-name="T953"><text:s/>th</text:span><text:span text:style-name="T954">ể</text:span><text:span text:style-name="T955"><text:s/>nh</text:span><text:span text:style-name="T956">ậ</text:span><text:span text:style-name="T957">n ra ch</text:span><text:span text:style-name="T958">ú</text:span><text:span text:style-name="T959">ng t</text:span><text:span text:style-name="T960">ừ</text:span><text:span text:style-name="T961"><text:s/>b</text:span><text:span text:style-name="T962">ấ</text:span><text:span text:style-name="T963">t k</text:span><text:span text:style-name="T964">ì</text:span><text:span text:style-name="T965"><text:s/>g</text:span><text:span text:style-name="T966">ó</text:span><text:span text:style-name="T967">c nh</text:span><text:span text:style-name="T968">ì</text:span><text:span text:style-name="T969">n n</text:span><text:span text:style-name="T970">à</text:span><text:span text:style-name="T971">o. V</text:span><text:span text:style-name="T972">í</text:span><text:span text:style-name="T973"><text:s/>d</text:span><text:span text:style-name="T974">ụ</text:span><text:span text:style-name="T975">, khi ch</text:span><text:span text:style-name="T976">ú</text:span><text:span text:style-name="T977">ng ta nh</text:span><text:span text:style-name="T978">ì</text:span><text:span text:style-name="T979">n m</text:span><text:span text:style-name="T980">ộ</text:span><text:span text:style-name="T981">t h</text:span><text:span text:style-name="T982">ì</text:span><text:span text:style-name="T983">nh l</text:span><text:span text:style-name="T984">ậ</text:span><text:span text:style-name="T985">p ph</text:span><text:span text:style-name="T986">ươ</text:span><text:span text:style-name="T987">ng ch</text:span><text:span text:style-name="T988">úng ta d</text:span><text:span text:style-name="T989">ễ</text:span><text:span text:style-name="T990"><text:s/>d</text:span><text:span text:style-name="T991">àng nh</text:span><text:span text:style-name="T992">ậ</text:span><text:span text:style-name="T993">n ra c</text:span><text:span text:style-name="T994">á</text:span><text:span text:style-name="T995">c<text:s/></text:span><text:span text:style-name="T996">đư</text:span><text:span text:style-name="T997">ờ</text:span><text:span text:style-name="T998">ng th</text:span><text:span text:style-name="T999">ẳ</text:span><text:span text:style-name="T1000">ng song song theo chi</text:span><text:span text:style-name="T1001">ề</text:span><text:span text:style-name="T1002">u d</text:span><text:span text:style-name="T1003">ọ</text:span><text:span text:style-name="T1004">c v</text:span><text:span text:style-name="T1005">à</text:span><text:span text:style-name="T1006"><text:s/>c</text:span><text:span text:style-name="T1007">á</text:span><text:span text:style-name="T1008">c<text:s/></text:span><text:span text:style-name="T1009">đư</text:span><text:span text:style-name="T1010">ờ</text:span><text:span text:style-name="T1011">ng theo chi</text:span><text:span text:style-name="T1012">ề</text:span><text:span text:style-name="T1013">u ngang. V</text:span><text:span text:style-name="T1014">à khi nhìn các<text:s/></text:span><text:span text:style-name="T1015">đi</text:span><text:span text:style-name="T1016">ể</text:span><text:span text:style-name="T1017">m giao nhau gi</text:span><text:span text:style-name="T1018">ữ</text:span><text:span text:style-name="T1019">a c</text:span><text:span text:style-name="T1020">á</text:span><text:span text:style-name="T1021">c<text:s/></text:span><text:span text:style-name="T1022">đư</text:span><text:span text:style-name="T1023">ờ</text:span><text:span text:style-name="T1024">ng, ta d</text:span><text:span text:style-name="T1025">ễ</text:span><text:span text:style-name="T1026"><text:s/>d</text:span><text:span text:style-name="T1027">à</text:span><text:span text:style-name="T1028">ng nh</text:span><text:span text:style-name="T1029">ậ</text:span><text:span text:style-name="T1030">n ra<text:s/></text:span><text:span text:style-name="T1031">đ</text:span><text:span text:style-name="T1032">ố</text:span><text:span text:style-name="T1033">i t</text:span><text:span text:style-name="T1034">ư</text:span><text:span text:style-name="T1035">ợ</text:span><text:span text:style-name="T1036">ng.</text:span></text:p>
      <text:p text:style-name="P1"><text:span text:style-name="T1037">- Tuy nhiên v</text:span><text:span text:style-name="T1038">ẫ</text:span><text:span text:style-name="T1039">n c</text:span><text:span text:style-name="T1040">ó nh</text:span><text:span text:style-name="T1041">ững tr</text:span><text:span text:style-name="T1042">ư</text:span><text:span text:style-name="T1043">ờng hợp nếu ch</text:span><text:span text:style-name="T1044">úng ta không th</text:span><text:span text:style-name="T1045">ể nhận ra một v</text:span><text:span text:style-name="T1046">ài geon c</text:span><text:span text:style-name="T1047">ơ b</text:span><text:span text:style-name="T1048">ản(g</text:span><text:span text:style-name="T1049">óc nhìn) thì r</text:span><text:span text:style-name="T1050">ất kh</text:span><text:span text:style-name="T1051">ó<text:s/></text:span><text:span text:style-name="T1052">đ</text:span><text:span text:style-name="T1053">ể nhận dạng ra một vật n</text:span><text:span text:style-name="T1054">ào<text:s/></text:span><text:span text:style-name="T1055">đ</text:span><text:span text:style-name="T1056">ó.</text:span></text:p>
      <text:p text:style-name="P1"><text:span text:style-name="T1057">- Ví d</text:span><text:span text:style-name="T1058">ụ: </text:span></text:p>
      <text:p text:style-name="P1"><draw:frame text:anchor-type="as-char" svg:width="67.73mm" svg:height="91.55mm" style:rel-width="scale" style:rel-height="scale"><draw:object-ole xlink:href="OleObj3"/><draw:image xlink:href="ObjectReplacements/OleObj3"/></draw:frame><draw:frame text:anchor-type="as-char" svg:width="68.00mm" svg:height="91.81mm" style:rel-width="scale" style:rel-height="scale"><draw:object-ole xlink:href="OleObj4"/><draw:image xlink:href="ObjectReplacements/OleObj4"/></draw:frame><text:span text:style-name="T1059"/></text:p>
      <text:p text:style-name="P1"><text:span text:style-name="T1060">2 góc nhìn c</text:span><text:span text:style-name="T1061">ủa 1 c</text:span><text:span text:style-name="T1062">ái xô, hình 1 khó<text:s/></text:span><text:span text:style-name="T1063">đ</text:span><text:span text:style-name="T1064">ể nhận ra l</text:span><text:span text:style-name="T1065">à xô hay ch</text:span><text:span text:style-name="T1066">ậu, h</text:span><text:span text:style-name="T1067">ình 2 d</text:span><text:span text:style-name="T1068">ễ<text:s/></text:span><text:span text:style-name="T1069">đ</text:span><text:span text:style-name="T1070">ể nhận diện</text:span></text:p>
      <text:p text:style-name="P1"><text:span text:style-name="T1071"/></text:p>
      <text:p text:style-name="P1"><text:span text:style-name="T1072">4. Các thu</text:span><text:span text:style-name="T1073">ộc t</text:span><text:span text:style-name="T1074">ính c</text:span><text:span text:style-name="T1075">ủa geon</text:span></text:p>
      <text:p text:style-name="P1"><text:span text:style-name="T1076">- Có th</text:span><text:span text:style-name="T1077">ể ph</text:span><text:span text:style-name="T1078">ân bi</text:span><text:span text:style-name="T1079">ệt<text:s/></text:span><text:span text:style-name="T1080">đư</text:span><text:span text:style-name="T1081">ợc: mỗi geon c</text:span><text:span text:style-name="T1082">ó th</text:span><text:span text:style-name="T1083">ể ph</text:span><text:span text:style-name="T1084">ân bi</text:span><text:span text:style-name="T1085">ệt với mỗi geon kh</text:span><text:span text:style-name="T1086">ác t</text:span><text:span text:style-name="T1087">ừ hầu hết mọi g</text:span><text:span text:style-name="T1088">óc nhìn</text:span></text:p>
      <text:p text:style-name="P1"><text:span text:style-name="T1089">- Ch</text:span><text:span text:style-name="T1090">ịu<text:s/></text:span><text:span text:style-name="T1091">đư</text:span><text:span text:style-name="T1092">ợc rối nhiễu trực quan: nhận ra<text:s/></text:span><text:span text:style-name="T1093">đư</text:span><text:span text:style-name="T1094">ợc những geon d</text:span><text:span text:style-name="T1095">ư</text:span><text:span text:style-name="T1096">ới<text:s/></text:span><text:span text:style-name="T1097">đi</text:span><text:span text:style-name="T1098">ều kiện g</text:span><text:span text:style-name="T1099">ây nhi</text:span><text:span text:style-name="T1100">ễu</text:span></text:p>
      <text:p text:style-name="P1"><draw:frame text:anchor-type="as-char" svg:width="97.90mm" svg:height="72.23mm" style:rel-width="scale" style:rel-height="scale"><draw:object-ole xlink:href="OleObj5"/><draw:image xlink:href="ObjectReplacements/OleObj5"/></draw:frame><text:span text:style-name="T1101"/></text:p>
      <text:p text:style-name="P1"><draw:frame text:anchor-type="as-char" svg:width="99.75mm" svg:height="74.35mm" style:rel-width="scale" style:rel-height="scale"><draw:object-ole xlink:href="OleObj6"/><draw:image xlink:href="ObjectReplacements/OleObj6"/></draw:frame><text:span text:style-name="T1101"/></text:p>
      <text:p text:style-name="P1"><text:span text:style-name="T1101">- Ví d</text:span><text:span text:style-name="T1102">ụ</text:span><text:span text:style-name="T1103"><text:s/>chúng ta có th</text:span><text:span text:style-name="T1104">ể</text:span><text:span text:style-name="T1105"><text:s/>bi</text:span><text:span text:style-name="T1106">ế</text:span><text:span text:style-name="T1107">t<text:s/></text:span><text:span text:style-name="T1108">đư</text:span><text:span text:style-name="T1109">ợ</text:span><text:span text:style-name="T1110">c<text:s/></text:span><text:span text:style-name="T1111">đ</text:span><text:span text:style-name="T1112">ây là máy bay do nh</text:span><text:span text:style-name="T1113">ậ</text:span><text:span text:style-name="T1114">n bi</text:span><text:span text:style-name="T1115">ế</text:span><text:span text:style-name="T1116">t<text:s/></text:span><text:span text:style-name="T1117">đư</text:span><text:span text:style-name="T1118">ợ</text:span><text:span text:style-name="T1119">c nó có 9 geon</text:span></text:p>
      <text:p text:style-name="P1"><text:span text:style-name="T1120"/></text:p>
      <text:p text:style-name="P1"><draw:frame text:anchor-type="as-char" svg:width="152.40mm" svg:height="87.05mm" style:rel-width="scale" style:rel-height="scale"><draw:object-ole xlink:href="OleObj7"/><draw:image xlink:href="ObjectReplacements/OleObj7"/></draw:frame><text:span text:style-name="T1120"/></text:p>
      <text:p text:style-name="P1"><text:span text:style-name="T1120"/></text:p>
      <text:p text:style-name="P1"><text:span text:style-name="T1120"/></text:p>
      <text:p text:style-name="P1"><text:span text:style-name="T1121">II. N</text:span><text:span text:style-name="T1122">ộ</text:span><text:span text:style-name="T1123">i dung c</text:span><text:span text:style-name="T1124">ủ</text:span><text:span text:style-name="T1125">a h</text:span><text:span text:style-name="T1126">ọ</text:span><text:span text:style-name="T1127">c thuy</text:span><text:span text:style-name="T1128">ế</text:span><text:span text:style-name="T1129">t RBC</text:span></text:p>
      <text:p text:style-name="P1"><text:span text:style-name="T1130">1. Các giai<text:s/></text:span><text:span text:style-name="T1131">đo</text:span><text:span text:style-name="T1132">ạ</text:span><text:span text:style-name="T1133">n nh</text:span><text:span text:style-name="T1134">ậ</text:span><text:span text:style-name="T1135">n d</text:span><text:span text:style-name="T1136">ạ</text:span><text:span text:style-name="T1137">ng v</text:span><text:span text:style-name="T1138">ề</text:span><text:span text:style-name="T1139"><text:s/>1<text:s/></text:span><text:span text:style-name="T1140">đ</text:span><text:span text:style-name="T1141">ố</text:span><text:span text:style-name="T1142">i t</text:span><text:span text:style-name="T1143">ư</text:span><text:span text:style-name="T1144">ợ</text:span><text:span text:style-name="T1145">ng </text:span></text:p>
      <text:p text:style-name="P1"><draw:frame text:anchor-type="as-char" svg:width="175.95mm" svg:height="132.03mm" style:rel-width="scale" style:rel-height="scale"><draw:object-ole xlink:href="OleObj8"/><draw:image xlink:href="ObjectReplacements/OleObj8"/></draw:frame><text:span text:style-name="T1146"/></text:p>
      <text:p text:style-name="P1"><text:span text:style-name="T1147">- Quá trình nh</text:span><text:span text:style-name="T1148">ậ</text:span><text:span text:style-name="T1149">n d</text:span><text:span text:style-name="T1150">ạ</text:span><text:span text:style-name="T1151">ng m</text:span><text:span text:style-name="T1152">ộ</text:span><text:span text:style-name="T1153">t<text:s/></text:span><text:span text:style-name="T1154">đ</text:span><text:span text:style-name="T1155">ố</text:span><text:span text:style-name="T1156">i t</text:span><text:span text:style-name="T1157">ư</text:span><text:span text:style-name="T1158">ợ</text:span><text:span text:style-name="T1159">ng c</text:span><text:span text:style-name="T1160">ủ</text:span><text:span text:style-name="T1161">a con ng</text:span><text:span text:style-name="T1162">ư</text:span><text:span text:style-name="T1163">ờ</text:span><text:span text:style-name="T1164">i<text:s/></text:span><text:span text:style-name="T1165">đư</text:span><text:span text:style-name="T1166">ợ</text:span><text:span text:style-name="T1167">c Biederman<text:s text:c="2"/></text:span><text:span text:style-name="T1168">đ</text:span><text:span text:style-name="T1169">ề</text:span><text:span text:style-name="T1170"><text:s/>ra<text:s text:c="2"/></text:span><text:span text:style-name="T1171">đư</text:span><text:span text:style-name="T1172">ợ</text:span><text:span text:style-name="T1173">c m</text:span><text:span text:style-name="T1174">ô</text:span><text:span text:style-name="T1175"><text:s/>t</text:span><text:span text:style-name="T1176">ả</text:span><text:span text:style-name="T1177"><text:s/>qua 5 giai<text:s/></text:span><text:span text:style-name="T1178">đ</text:span><text:span text:style-name="T1179">o</text:span><text:span text:style-name="T1180">ạ</text:span><text:span text:style-name="T1181">n. 5 giai<text:s/></text:span><text:span text:style-name="T1182">đ</text:span><text:span text:style-name="T1183">o</text:span><text:span text:style-name="T1184">ạ</text:span><text:span text:style-name="T1185">n n</text:span><text:span text:style-name="T1186">à</text:span><text:span text:style-name="T1187">y<text:s/></text:span><text:span text:style-name="T1188">đư</text:span><text:span text:style-name="T1189">ợ</text:span><text:span text:style-name="T1190">c s</text:span><text:span text:style-name="T1191">ắ</text:span><text:span text:style-name="T1192">p x</text:span><text:span text:style-name="T1193">ế</text:span><text:span text:style-name="T1194">p theo ki</text:span><text:span text:style-name="T1195">ể</text:span><text:span text:style-name="T1196">u th</text:span><text:span text:style-name="T1197">á</text:span><text:span text:style-name="T1198">c n</text:span><text:span text:style-name="T1199">ư</text:span><text:span text:style-name="T1200">ớ</text:span><text:span text:style-name="T1201">c<text:s/></text:span><text:span text:style-name="T1202">đ</text:span><text:span text:style-name="T1203">ổ</text:span><text:span text:style-name="T1204"><text:s/>xu</text:span><text:span text:style-name="T1205">ố</text:span><text:span text:style-name="T1206">ng m</text:span><text:span text:style-name="T1207">ô</text:span><text:span text:style-name="T1208"><text:s/>t</text:span><text:span text:style-name="T1209">ả</text:span><text:span text:style-name="T1210"><text:s/>qu</text:span><text:span text:style-name="T1211">á</text:span><text:span text:style-name="T1212"><text:s/>tr</text:span><text:span text:style-name="T1213">ì</text:span><text:span text:style-name="T1214">nh nh</text:span><text:span text:style-name="T1215">ậ</text:span><text:span text:style-name="T1216">n d</text:span><text:span text:style-name="T1217">ạ</text:span><text:span text:style-name="T1218">ng m</text:span><text:span text:style-name="T1219">ộ</text:span><text:span text:style-name="T1220">t<text:s/></text:span><text:span text:style-name="T1221">đ</text:span><text:span text:style-name="T1222">ố</text:span><text:span text:style-name="T1223">i t</text:span><text:span text:style-name="T1224">ư</text:span><text:span text:style-name="T1225">ợ</text:span><text:span text:style-name="T1226">ng trong b</text:span><text:span text:style-name="T1227">ộ</text:span><text:span text:style-name="T1228"><text:s/>n</text:span><text:span text:style-name="T1229">ã</text:span><text:span text:style-name="T1230">o con ng</text:span><text:span text:style-name="T1231">ư</text:span><text:span text:style-name="T1232">ờ</text:span><text:span text:style-name="T1233">i.</text:span></text:p>
      <text:p text:style-name="P1"><text:span text:style-name="T1234">-<text:s/></text:span><text:span text:style-name="T1235">Đ</text:span><text:span text:style-name="T1236">ầ</text:span><text:span text:style-name="T1237">u ti</text:span><text:span text:style-name="T1238">ê</text:span><text:span text:style-name="T1239">n l</text:span><text:span text:style-name="T1240">à</text:span><text:span text:style-name="T1241"><text:s/>giai<text:s/></text:span><text:span text:style-name="T1242">đ</text:span><text:span text:style-name="T1243">o</text:span><text:span text:style-name="T1244">ạ</text:span><text:span text:style-name="T1245">n ph</text:span><text:span text:style-name="T1246">â</text:span><text:span text:style-name="T1247">n t</text:span><text:span text:style-name="T1248">í</text:span><text:span text:style-name="T1249">ch c</text:span><text:span text:style-name="T1250">á</text:span><text:span text:style-name="T1251">c c</text:span><text:span text:style-name="T1252">ạ</text:span><text:span text:style-name="T1253">nh, d</text:span><text:span text:style-name="T1254">ự</text:span><text:span text:style-name="T1255">a v</text:span><text:span text:style-name="T1256">à</text:span><text:span text:style-name="T1257">o c</text:span><text:span text:style-name="T1258">á</text:span><text:span text:style-name="T1259">c<text:s/></text:span><text:span text:style-name="T1260">đ</text:span><text:span text:style-name="T1261">ặ</text:span><text:span text:style-name="T1262">c t</text:span><text:span text:style-name="T1263">í</text:span><text:span text:style-name="T1264">nh tr</text:span><text:span text:style-name="T1265">ê</text:span><text:span text:style-name="T1266">n b</text:span><text:span text:style-name="T1267">ề</text:span><text:span text:style-name="T1268"><text:s/>m</text:span><text:span text:style-name="T1269">ặ</text:span><text:span text:style-name="T1270">c<text:s/></text:span><text:span text:style-name="T1271">đ</text:span><text:span text:style-name="T1272">ố</text:span><text:span text:style-name="T1273">i t</text:span><text:span text:style-name="T1274">ư</text:span><text:span text:style-name="T1275">ợ</text:span><text:span text:style-name="T1276">ng nh</text:span><text:span text:style-name="T1277">ư</text:span><text:span text:style-name="T1278"><text:s/>m</text:span><text:span text:style-name="T1279">àu s</text:span><text:span text:style-name="T1280">ắ</text:span><text:span text:style-name="T1281">c,<text:s/></text:span><text:span text:style-name="T1282">đ</text:span><text:span text:style-name="T1283">ộ</text:span><text:span text:style-name="T1284"><text:s/>ch</text:span><text:span text:style-name="T1285">ó</text:span><text:span text:style-name="T1286">i. T</text:span><text:span text:style-name="T1287">ừ</text:span><text:span text:style-name="T1288"><text:s/></text:span><text:span text:style-name="T1289">đ</text:span><text:span text:style-name="T1290">ó có<text:s/></text:span><text:span text:style-name="T1291">đư</text:span><text:span text:style-name="T1292">ợ</text:span><text:span text:style-name="T1293">c s</text:span><text:span text:style-name="T1294">ự</text:span><text:span text:style-name="T1295"><text:s/>m</text:span><text:span text:style-name="T1296">ô</text:span><text:span text:style-name="T1297"><text:s/>t</text:span><text:span text:style-name="T1298">ả</text:span><text:span text:style-name="T1299"><text:s/>v</text:span><text:span text:style-name="T1300">ề</text:span><text:span text:style-name="T1301"><text:s/>c</text:span><text:span text:style-name="T1302">á</text:span><text:span text:style-name="T1303">c<text:s/></text:span><text:span text:style-name="T1304">đư</text:span><text:span text:style-name="T1305">ờ</text:span><text:span text:style-name="T1306">ng n</text:span><text:span text:style-name="T1307">é</text:span><text:span text:style-name="T1308">t c</text:span><text:span text:style-name="T1309">ủ</text:span><text:span text:style-name="T1310">a<text:s/></text:span><text:span text:style-name="T1311">đ</text:span><text:span text:style-name="T1312">ố</text:span><text:span text:style-name="T1313">i t</text:span><text:span text:style-name="T1314">ư</text:span><text:span text:style-name="T1315">ợ</text:span><text:span text:style-name="T1316">ng.<text:s/></text:span><text:span text:style-name="T1317">Đ</text:span><text:span text:style-name="T1318">ồ</text:span><text:span text:style-name="T1319">ng th</text:span><text:span text:style-name="T1320">ờ</text:span><text:span text:style-name="T1321">i t</text:span><text:span text:style-name="T1322">ì</text:span><text:span text:style-name="T1323">m ra s</text:span><text:span text:style-name="T1324">ự</text:span><text:span text:style-name="T1325"><text:s/>giao nhau gi</text:span><text:span text:style-name="T1326">ữ</text:span><text:span text:style-name="T1327">a c</text:span><text:span text:style-name="T1328">á</text:span><text:span text:style-name="T1329">c c</text:span><text:span text:style-name="T1330">ạ</text:span><text:span text:style-name="T1331">nh.</text:span></text:p>
      <text:p text:style-name="P1"><text:span text:style-name="T1332">- Ti</text:span><text:span text:style-name="T1333">ế</text:span><text:span text:style-name="T1334">p theo, T</text:span><text:span text:style-name="T1335">ừ</text:span><text:span text:style-name="T1336"><text:s/>c</text:span><text:span text:style-name="T1337">á</text:span><text:span text:style-name="T1338">c<text:s/></text:span><text:span text:style-name="T1339">đư</text:span><text:span text:style-name="T1340">ờ</text:span><text:span text:style-name="T1341">ng n</text:span><text:span text:style-name="T1342">é</text:span><text:span text:style-name="T1343">t c</text:span><text:span text:style-name="T1344">ủ</text:span><text:span text:style-name="T1345">a c</text:span><text:span text:style-name="T1346">á</text:span><text:span text:style-name="T1347">c c</text:span><text:span text:style-name="T1348">ạ</text:span><text:span text:style-name="T1349">nh v</text:span><text:span text:style-name="T1350">à s</text:span><text:span text:style-name="T1351">ự</text:span><text:span text:style-name="T1352"><text:s/>giao nhau gi</text:span><text:span text:style-name="T1353">ữ</text:span><text:span text:style-name="T1354">a c</text:span><text:span text:style-name="T1355">á</text:span><text:span text:style-name="T1356">c c</text:span><text:span text:style-name="T1357">ạ</text:span><text:span text:style-name="T1358">nh,<text:s/></text:span><text:span text:style-name="T1359">đ</text:span><text:span text:style-name="T1360">ố</text:span><text:span text:style-name="T1361">i t</text:span><text:span text:style-name="T1362">ư</text:span><text:span text:style-name="T1363">ợ</text:span><text:span text:style-name="T1364">ng s</text:span><text:span text:style-name="T1365">ẽ</text:span><text:span text:style-name="T1366"><text:s/></text:span><text:span text:style-name="T1367">đư</text:span><text:span text:style-name="T1368">ợ</text:span><text:span text:style-name="T1369">c ph</text:span><text:span text:style-name="T1370">ân<text:s/></text:span><text:span text:style-name="T1371">đo</text:span><text:span text:style-name="T1372">ạ</text:span><text:span text:style-name="T1373">n th</text:span><text:span text:style-name="T1374">ành các components.<text:s text:c="2"/></text:span></text:p>
      <text:p text:style-name="P1"><text:span text:style-name="T1375">- Cu</text:span><text:span text:style-name="T1376">ố</text:span><text:span text:style-name="T1377">i c</text:span><text:span text:style-name="T1378">ù</text:span><text:span text:style-name="T1379">ng l</text:span><text:span text:style-name="T1380">à</text:span><text:span text:style-name="T1381"><text:s/>so s</text:span><text:span text:style-name="T1382">á</text:span><text:span text:style-name="T1383">nh t</text:span><text:span text:style-name="T1384">ừ</text:span><text:span text:style-name="T1385">ng components c</text:span><text:span text:style-name="T1386">ủ</text:span><text:span text:style-name="T1387">a<text:s/></text:span><text:span text:style-name="T1388">đ</text:span><text:span text:style-name="T1389">ố</text:span><text:span text:style-name="T1390">i t</text:span><text:span text:style-name="T1391">ư</text:span><text:span text:style-name="T1392">ợ</text:span><text:span text:style-name="T1393">ng v</text:span><text:span text:style-name="T1394">ớ</text:span><text:span text:style-name="T1395">i c</text:span><text:span text:style-name="T1396">á</text:span><text:span text:style-name="T1397">c m</text:span><text:span text:style-name="T1398">ô</text:span><text:span text:style-name="T1399"><text:s/>t</text:span><text:span text:style-name="T1400">ả</text:span><text:span text:style-name="T1401"><text:s/></text:span><text:span text:style-name="T1402">đ</text:span><text:span text:style-name="T1403">ố</text:span><text:span text:style-name="T1404">i t</text:span><text:span text:style-name="T1405">ư</text:span><text:span text:style-name="T1406">ợ</text:span><text:span text:style-name="T1407">ng bi</text:span><text:span text:style-name="T1408">ế</text:span><text:span text:style-name="T1409">t tr</text:span><text:span text:style-name="T1410">ư</text:span><text:span text:style-name="T1411">ớ</text:span><text:span text:style-name="T1412">c trong n</text:span><text:span text:style-name="T1413">ã</text:span><text:span text:style-name="T1414">o<text:s/></text:span><text:span text:style-name="T1415">đ</text:span><text:span text:style-name="T1416">ề</text:span><text:span text:style-name="T1417"><text:s/>quy</text:span><text:span text:style-name="T1418">ế</text:span><text:span text:style-name="T1419">t<text:s/></text:span><text:span text:style-name="T1420">đ</text:span><text:span text:style-name="T1421">ị</text:span><text:span text:style-name="T1422">nh<text:s/></text:span><text:span text:style-name="T1423">đ</text:span><text:span text:style-name="T1424">ố</text:span><text:span text:style-name="T1425">i t</text:span><text:span text:style-name="T1426">ư</text:span><text:span text:style-name="T1427">ợ</text:span><text:span text:style-name="T1428">ng<text:s/></text:span><text:span text:style-name="T1429">đ</text:span><text:span text:style-name="T1430">ang nh</text:span><text:span text:style-name="T1431">ìn là gì.</text:span></text:p>
      <text:p text:style-name="P1"><text:span text:style-name="T1432">2. Quan h</text:span><text:span text:style-name="T1433">ệ</text:span><text:span text:style-name="T1434"><text:s/>gi</text:span><text:span text:style-name="T1435">ữ</text:span><text:span text:style-name="T1436">a c</text:span><text:span text:style-name="T1437">á</text:span><text:span text:style-name="T1438">c components</text:span></text:p>
      <text:p text:style-name="P1"><text:span text:style-name="T1439">- Các componenst g</text:span><text:span text:style-name="T1440">ắ</text:span><text:span text:style-name="T1441">n k</text:span><text:span text:style-name="T1442">ế</text:span><text:span text:style-name="T1443">t v</text:span><text:span text:style-name="T1444">ớ</text:span><text:span text:style-name="T1445">i nhau theo nhi</text:span><text:span text:style-name="T1446">ề</text:span><text:span text:style-name="T1447">u c</text:span><text:span text:style-name="T1448">á</text:span><text:span text:style-name="T1449">ch kh</text:span><text:span text:style-name="T1450">á</text:span><text:span text:style-name="T1451">c nhau c</text:span><text:span text:style-name="T1452">ó</text:span><text:span text:style-name="T1453"><text:s/>th</text:span><text:span text:style-name="T1454">ể</text:span><text:span text:style-name="T1455"><text:s/></text:span><text:span text:style-name="T1456">ả</text:span><text:span text:style-name="T1457">nh h</text:span><text:span text:style-name="T1458">ư</text:span><text:span text:style-name="T1459">ở</text:span><text:span text:style-name="T1460">ng t</text:span><text:span text:style-name="T1461">ớ</text:span><text:span text:style-name="T1462">i s</text:span><text:span text:style-name="T1463">ự</text:span><text:span text:style-name="T1464"><text:s/>nh</text:span><text:span text:style-name="T1465">ậ</text:span><text:span text:style-name="T1466">n d</text:span><text:span text:style-name="T1467">ạ</text:span><text:span text:style-name="T1468">ng.</text:span></text:p>
      <text:p text:style-name="P1"><text:span text:style-name="T1469"/></text:p>
      <text:p text:style-name="P1"><draw:frame text:anchor-type="as-char" svg:width="103.72mm" svg:height="34.13mm" style:rel-width="scale" style:rel-height="scale"><draw:object-ole xlink:href="OleObj9"/><draw:image xlink:href="ObjectReplacements/OleObj9"/></draw:frame><text:span text:style-name="T1469"/></text:p>
      <text:p text:style-name="P1"><text:span text:style-name="T1469"/></text:p>
      <text:p text:style-name="P1"><text:span text:style-name="T1469"/></text:p>
      <text:p text:style-name="P1"><text:span text:style-name="T1469"/></text:p>
      <text:p text:style-name="P1"><text:span text:style-name="T1469"/></text:p>
      <text:p text:style-name="P1"><text:span text:style-name="T1469"/></text:p>
      <text:p text:style-name="P1"><text:span text:style-name="T1470">- Ví d</text:span><text:span text:style-name="T1471">ụ</text:span><text:span text:style-name="T1472">: v</text:span><text:span text:style-name="T1473">ớ</text:span><text:span text:style-name="T1474">i m</text:span><text:span text:style-name="T1475">ộ</text:span><text:span text:style-name="T1476">t h</text:span><text:span text:style-name="T1477">ì</text:span><text:span text:style-name="T1478">nh tr</text:span><text:span text:style-name="T1479">ụ</text:span><text:span text:style-name="T1480">. n</text:span><text:span text:style-name="T1481">ế</text:span><text:span text:style-name="T1482">u tay c</text:span><text:span text:style-name="T1483">ầ</text:span><text:span text:style-name="T1484">m g</text:span><text:span text:style-name="T1485">ắ</text:span><text:span text:style-name="T1486">n v</text:span><text:span text:style-name="T1487">à</text:span><text:span text:style-name="T1488">o h</text:span><text:span text:style-name="T1489">ì</text:span><text:span text:style-name="T1490">nh tr</text:span><text:span text:style-name="T1491">ụ</text:span><text:span text:style-name="T1492"><text:s/>th</text:span><text:span text:style-name="T1493">ì</text:span><text:span text:style-name="T1494"><text:s/>n</text:span><text:span text:style-name="T1495">ó<text:s/></text:span><text:span text:style-name="T1496">đư</text:span><text:span text:style-name="T1497">ợ</text:span><text:span text:style-name="T1498">c nh</text:span><text:span text:style-name="T1499">ậ</text:span><text:span text:style-name="T1500">n th</text:span><text:span text:style-name="T1501">ứ</text:span><text:span text:style-name="T1502">c nh</text:span><text:span text:style-name="T1503">ư</text:span><text:span text:style-name="T1504"><text:s/>l</text:span><text:span text:style-name="T1505">à m</text:span><text:span text:style-name="T1506">ộ</text:span><text:span text:style-name="T1507">t c</text:span><text:span text:style-name="T1508">á</text:span><text:span text:style-name="T1509">i ly, tuy nhi</text:span><text:span text:style-name="T1510">ê</text:span><text:span text:style-name="T1511">n n</text:span><text:span text:style-name="T1512">ế</text:span><text:span text:style-name="T1513">u c</text:span><text:span text:style-name="T1514">á</text:span><text:span text:style-name="T1515">i tay c</text:span><text:span text:style-name="T1516">ầ</text:span><text:span text:style-name="T1517">m g</text:span><text:span text:style-name="T1518">ắ</text:span><text:span text:style-name="T1519">n l</text:span><text:span text:style-name="T1520">ê</text:span><text:span text:style-name="T1521">n<text:s/></text:span><text:span text:style-name="T1522">đ</text:span><text:span text:style-name="T1523">ỉ</text:span><text:span text:style-name="T1524">nh h</text:span><text:span text:style-name="T1525">ì</text:span><text:span text:style-name="T1526">nh tr</text:span><text:span text:style-name="T1527">ụ</text:span><text:span text:style-name="T1528"><text:s/>th</text:span><text:span text:style-name="T1529">ì</text:span><text:span text:style-name="T1530"><text:s/>n</text:span><text:span text:style-name="T1531">ó<text:s/></text:span><text:span text:style-name="T1532">đư</text:span><text:span text:style-name="T1533">ợ</text:span><text:span text:style-name="T1534">c nh</text:span><text:span text:style-name="T1535">ậ</text:span><text:span text:style-name="T1536">n th</text:span><text:span text:style-name="T1537">ứ</text:span><text:span text:style-name="T1538">c nh</text:span><text:span text:style-name="T1539">ư</text:span><text:span text:style-name="T1540"><text:s/>l</text:span><text:span text:style-name="T1541">à m</text:span><text:span text:style-name="T1542">ộ</text:span><text:span text:style-name="T1543">t c</text:span><text:span text:style-name="T1544">á</text:span><text:span text:style-name="T1545">i x</text:span><text:span text:style-name="T1546">ô</text:span><text:span text:style-name="T1547">.</text:span></text:p>
      <text:p text:style-name="P1"><text:span text:style-name="T1548"/></text:p>
      <text:p text:style-name="P1"><text:span text:style-name="T1549">3. Các Geons<text:s/></text:span><text:span text:style-name="T1550">đư</text:span><text:span text:style-name="T1551">ợ</text:span><text:span text:style-name="T1552">c t</text:span><text:span text:style-name="T1553">ạ</text:span><text:span text:style-name="T1554">o ra t</text:span><text:span text:style-name="T1555">ừ</text:span><text:span text:style-name="T1556"><text:s/>s</text:span><text:span text:style-name="T1557">ự</text:span><text:span text:style-name="T1558"><text:s/>kh</text:span><text:span text:style-name="T1559">á</text:span><text:span text:style-name="T1560">c nhau c</text:span><text:span text:style-name="T1561">ủ</text:span><text:span text:style-name="T1562">a c</text:span><text:span text:style-name="T1563">á</text:span><text:span text:style-name="T1564">c Nonaccidental properties</text:span></text:p>
      <text:p text:style-name="P1"><text:span text:style-name="T1565">-<text:s/></text:span><text:span text:style-name="T1566">Nonaccidental properties (NAPS)</text:span><text:span text:style-name="T1567">: Là các ph</text:span><text:span text:style-name="T1568">ầ</text:span><text:span text:style-name="T1569">n c</text:span><text:span text:style-name="T1570">ủ</text:span><text:span text:style-name="T1571">a image m</text:span><text:span text:style-name="T1572">à</text:span><text:span text:style-name="T1573"><text:s/>b</text:span><text:span text:style-name="T1574">ấ</text:span><text:span text:style-name="T1575">t bi</text:span><text:span text:style-name="T1576">ế</text:span><text:span text:style-name="T1577">n v</text:span><text:span text:style-name="T1578">ớ</text:span><text:span text:style-name="T1579">i s</text:span><text:span text:style-name="T1580">ự</text:span><text:span text:style-name="T1581"><text:s/>thay<text:s/></text:span><text:span text:style-name="T1582">đ</text:span><text:span text:style-name="T1583">ổ</text:span><text:span text:style-name="T1584">i c</text:span><text:span text:style-name="T1585">ủ</text:span><text:span text:style-name="T1586">a h</text:span><text:span text:style-name="T1587">ư</text:span><text:span text:style-name="T1588">ớ</text:span><text:span text:style-name="T1589">ng nh</text:span><text:span text:style-name="T1590">ì</text:span><text:span text:style-name="T1591">n.</text:span></text:p>
      <text:p text:style-name="P1"><text:span text:style-name="T1592">- Trong không gian 3 chi</text:span><text:span text:style-name="T1593">ề</text:span><text:span text:style-name="T1594">u,<text:s text:c="2"/></text:span><text:span text:style-name="T1595">Nonaccidental properties s</text:span><text:span text:style-name="T1596">ẽ</text:span><text:span text:style-name="T1597"><text:s/>b</text:span><text:span text:style-name="T1598">ấ</text:span><text:span text:style-name="T1599">t bi</text:span><text:span text:style-name="T1600">ế</text:span><text:span text:style-name="T1601">n th</text:span><text:span text:style-name="T1602">ô</text:span><text:span text:style-name="T1603">ng qua ph</text:span><text:span text:style-name="T1604">é</text:span><text:span text:style-name="T1605">p quay quanh tr</text:span><text:span text:style-name="T1606">ụ</text:span><text:span text:style-name="T1607">c c</text:span><text:span text:style-name="T1608">ủ</text:span><text:span text:style-name="T1609">a n</text:span><text:span text:style-name="T1610">ó</text:span><text:span text:style-name="T1611">.</text:span></text:p>
      <text:p text:style-name="P1"><text:span text:style-name="T1612"/></text:p>
      <text:p text:style-name="P1"><draw:frame text:anchor-type="as-char" svg:width="90.49mm" svg:height="74.61mm" style:rel-width="scale" style:rel-height="scale"><draw:object-ole xlink:href="OleObj10"/><draw:image xlink:href="ObjectReplacements/OleObj10"/></draw:frame><text:span text:style-name="T1612"/></text:p>
      <text:p text:style-name="P1"><text:span text:style-name="T1612"/></text:p>
      <text:p text:style-name="P1"><text:span text:style-name="T1612"/></text:p>
      <text:p text:style-name="P1"><text:span text:style-name="T1612"/></text:p>
      <text:p text:style-name="P1"><text:span text:style-name="T1612"/></text:p>
      <text:p text:style-name="P1"><text:span text:style-name="T1612"/></text:p>
      <text:p text:style-name="P1"><text:span text:style-name="T1612"/></text:p>
      <text:p text:style-name="P1"><text:span text:style-name="T1612"/></text:p>
      <text:p text:style-name="P1"><text:span text:style-name="T1612"/></text:p>
      <text:p text:style-name="P1"><text:span text:style-name="T1613"><text:tab/><text:tab/><text:tab/><text:tab/><text:tab/><text:tab/>Hình 2</text:span></text:p>
      <text:p text:style-name="P1"><text:span text:style-name="T1613">Trong hình 2, Ta có th</text:span><text:span text:style-name="T1614">ể</text:span><text:span text:style-name="T1615"><text:s/>th</text:span><text:span text:style-name="T1616">ấ</text:span><text:span text:style-name="T1617">y<text:s/></text:span><text:span text:style-name="T1618">đươ</text:span><text:span text:style-name="T1619">c s</text:span><text:span text:style-name="T1620">ự</text:span><text:span text:style-name="T1621"><text:s/>b</text:span><text:span text:style-name="T1622">ấ</text:span><text:span text:style-name="T1623">t bi</text:span><text:span text:style-name="T1624">ế</text:span><text:span text:style-name="T1625">n c</text:span><text:span text:style-name="T1626">ủ</text:span><text:span text:style-name="T1627">a c</text:span><text:span text:style-name="T1628">á</text:span><text:span text:style-name="T1629">c NAPs qua tr</text:span><text:span text:style-name="T1630">ụ</text:span><text:span text:style-name="T1631">c quay c</text:span><text:span text:style-name="T1632">ủ</text:span><text:span text:style-name="T1633">a n</text:span><text:span text:style-name="T1634">ó</text:span><text:span text:style-name="T1635"><text:s/>(curved vs. straight edges; constant vs. expanded vs. expanded and contracted size; mirror and rotational symmetry vs. mirror symmetry vs. Asymmetrical). Tr</text:span><text:span text:style-name="T1636">ụ</text:span><text:span text:style-name="T1637">c quay c</text:span><text:span text:style-name="T1638">ủ</text:span><text:span text:style-name="T1639">a c</text:span><text:span text:style-name="T1640">á</text:span><text:span text:style-name="T1641">c NAPS c</text:span><text:span text:style-name="T1642">ó</text:span><text:span text:style-name="T1643"><text:s/>th</text:span><text:span text:style-name="T1644">ể</text:span><text:span text:style-name="T1645"><text:s/>l</text:span><text:span text:style-name="T1646">à</text:span><text:span text:style-name="T1647"><text:s/>m</text:span><text:span text:style-name="T1648">ộ</text:span><text:span text:style-name="T1649">t<text:s/></text:span><text:span text:style-name="T1650">đư</text:span><text:span text:style-name="T1651">ờ</text:span><text:span text:style-name="T1652">ng th</text:span><text:span text:style-name="T1653">ẳ</text:span><text:span text:style-name="T1654">ng ho</text:span><text:span text:style-name="T1655">ặ</text:span><text:span text:style-name="T1656">c m</text:span><text:span text:style-name="T1657">ộ</text:span><text:span text:style-name="T1658">t<text:s/></text:span><text:span text:style-name="T1659">đư</text:span><text:span text:style-name="T1660">ờ</text:span><text:span text:style-name="T1661">ng cong. Ch</text:span><text:span text:style-name="T1662">í</text:span><text:span text:style-name="T1663">nh s</text:span><text:span text:style-name="T1664">ự</text:span><text:span text:style-name="T1665"><text:s/>b</text:span><text:span text:style-name="T1666">â</text:span><text:span text:style-name="T1667">ts bi</text:span><text:span text:style-name="T1668">ế</text:span><text:span text:style-name="T1669">n c</text:span><text:span text:style-name="T1670">ủ</text:span><text:span text:style-name="T1671">a NAPS t</text:span><text:span text:style-name="T1672">ạ</text:span><text:span text:style-name="T1673">o ra c</text:span><text:span text:style-name="T1674">á</text:span><text:span text:style-name="T1675">c cones. </text:span></text:p>
      <text:p text:style-name="P1"><text:span text:style-name="T1676"/></text:p>
      <text:p text:style-name="P1"><draw:frame text:anchor-type="as-char" svg:width="122.77mm" svg:height="92.08mm" style:rel-width="scale" style:rel-height="scale"><draw:object-ole xlink:href="OleObj11"/><draw:image xlink:href="ObjectReplacements/OleObj11"/></draw:frame><text:span text:style-name="T1676"/></text:p>
      <text:p text:style-name="P1"><text:span text:style-name="T1677">- Hình 3 bên mô t</text:span><text:span text:style-name="T1678">ả</text:span><text:span text:style-name="T1679"><text:s/>c</text:span><text:span text:style-name="T1680">á</text:span><text:span text:style-name="T1681">c geons v</text:span><text:span text:style-name="T1682">ề</text:span><text:span text:style-name="T1683"><text:s/>c</text:span><text:span text:style-name="T1684">ơ</text:span><text:span text:style-name="T1685"><text:s/>b</text:span><text:span text:style-name="T1686">ả</text:span><text:span text:style-name="T1687">n d</text:span><text:span text:style-name="T1688">ự</text:span><text:span text:style-name="T1689">a tr</text:span><text:span text:style-name="T1690">ê</text:span><text:span text:style-name="T1691">n m</text:span><text:span text:style-name="T1692">ố</text:span><text:span text:style-name="T1693">i quan h</text:span><text:span text:style-name="T1694">ệ</text:span><text:span text:style-name="T1695"><text:s/>gi</text:span><text:span text:style-name="T1696">ữ</text:span><text:span text:style-name="T1697">a c</text:span><text:span text:style-name="T1698">á</text:span><text:span text:style-name="T1699">c nonaccidental properties. V</text:span><text:span text:style-name="T1700">í</text:span><text:span text:style-name="T1701"><text:s/>d</text:span><text:span text:style-name="T1702">ụ</text:span><text:span text:style-name="T1703"><text:s/>ta c</text:span><text:span text:style-name="T1704">ó<text:s text:c="2"/>hai geons là hình h</text:span><text:span text:style-name="T1705">ộ</text:span><text:span text:style-name="T1706">p ch</text:span><text:span text:style-name="T1707">ữ</text:span><text:span text:style-name="T1708"><text:s/>nh</text:span><text:span text:style-name="T1709">ậ</text:span><text:span text:style-name="T1710">t v</text:span><text:span text:style-name="T1711">à</text:span><text:span text:style-name="T1712"><text:s/>h</text:span><text:span text:style-name="T1713">ì</text:span><text:span text:style-name="T1714">nh tr</text:span><text:span text:style-name="T1715">ụ</text:span><text:span text:style-name="T1716">. hai geons n</text:span><text:span text:style-name="T1717">à</text:span><text:span text:style-name="T1718">y<text:s/></text:span><text:span text:style-name="T1719">đ</text:span><text:span text:style-name="T1720">ề</text:span><text:span text:style-name="T1721">u c</text:span><text:span text:style-name="T1722">ó</text:span><text:span text:style-name="T1723"><text:s/>s</text:span><text:span text:style-name="T1724">ự</text:span><text:span text:style-name="T1725"><text:s/>t</text:span><text:span text:style-name="T1726">ươ</text:span><text:span text:style-name="T1727">ng gi</text:span><text:span text:style-name="T1728">ố</text:span><text:span text:style-name="T1729">ng nhau v</text:span><text:span text:style-name="T1730">ề</text:span><text:span text:style-name="T1731"><text:s/>s</text:span><text:span text:style-name="T1732">ự</text:span><text:span text:style-name="T1733"><text:s/></text:span><text:span text:style-name="T1734">đ</text:span><text:span text:style-name="T1735">ố</text:span><text:span text:style-name="T1736">i x</text:span><text:span text:style-name="T1737">ứ</text:span><text:span text:style-name="T1738">ng, k</text:span><text:span text:style-name="T1739">í</text:span><text:span text:style-name="T1740">ch th</text:span><text:span text:style-name="T1741">ư</text:span><text:span text:style-name="T1742">ớ</text:span><text:span text:style-name="T1743">c<text:s/></text:span><text:span text:style-name="T1744">đ</text:span><text:span text:style-name="T1745">ề</text:span><text:span text:style-name="T1746">u kh</text:span><text:span text:style-name="T1747">ô</text:span><text:span text:style-name="T1748">ng m</text:span><text:span text:style-name="T1749">ở</text:span><text:span text:style-name="T1750"><text:s/>r</text:span><text:span text:style-name="T1751">ộ</text:span><text:span text:style-name="T1752">ng, tr</text:span><text:span text:style-name="T1753">ụ</text:span><text:span text:style-name="T1754">c l</text:span><text:span text:style-name="T1755">à</text:span><text:span text:style-name="T1756"><text:s/>l</text:span><text:span text:style-name="T1757">à</text:span><text:span text:style-name="T1758"><text:s/>m</text:span><text:span text:style-name="T1759">ộ</text:span><text:span text:style-name="T1760">t th</text:span><text:span text:style-name="T1761">ẳ</text:span><text:span text:style-name="T1762">ng. tuy nhi</text:span><text:span text:style-name="T1763">ê</text:span><text:span text:style-name="T1764">n s</text:span><text:span text:style-name="T1765">ự</text:span><text:span text:style-name="T1766"><text:s/>kh</text:span><text:span text:style-name="T1767">á</text:span><text:span text:style-name="T1768">c nhau v</text:span><text:span text:style-name="T1769">ề</text:span><text:span text:style-name="T1770"><text:s/>c</text:span><text:span text:style-name="T1771">ạ</text:span><text:span text:style-name="T1772">nh d</text:span><text:span text:style-name="T1773">ẫ</text:span><text:span text:style-name="T1774">n<text:s/></text:span><text:span text:style-name="T1775">đ</text:span><text:span text:style-name="T1776">ế</text:span><text:span text:style-name="T1777">n s</text:span><text:span text:style-name="T1778">ự</text:span><text:span text:style-name="T1779"><text:s/>kh</text:span><text:span text:style-name="T1780">á</text:span><text:span text:style-name="T1781">c nhau v</text:span><text:span text:style-name="T1782">ề</text:span><text:span text:style-name="T1783"><text:s/>2 geons n</text:span><text:span text:style-name="T1784">à</text:span><text:span text:style-name="T1785">y.</text:span></text:p>
      <text:p text:style-name="P1"><text:span text:style-name="T1786">- Chính nh</text:span><text:span text:style-name="T1787">ữ</text:span><text:span text:style-name="T1788">ng s</text:span><text:span text:style-name="T1789">ự</text:span><text:span text:style-name="T1790"><text:s/>kh</text:span><text:span text:style-name="T1791">á</text:span><text:span text:style-name="T1792">c bi</text:span><text:span text:style-name="T1793">ệ</text:span><text:span text:style-name="T1794">t n</text:span><text:span text:style-name="T1795">à</text:span><text:span text:style-name="T1796">y gi</text:span><text:span text:style-name="T1797">ú</text:span><text:span text:style-name="T1798">p con ng</text:span><text:span text:style-name="T1799">ư</text:span><text:span text:style-name="T1800">ờ</text:span><text:span text:style-name="T1801">i ph</text:span><text:span text:style-name="T1802">â</text:span><text:span text:style-name="T1803">n bi</text:span><text:span text:style-name="T1804">ệ</text:span><text:span text:style-name="T1805">t<text:s/></text:span><text:span text:style-name="T1806">đư</text:span><text:span text:style-name="T1807">ợ</text:span><text:span text:style-name="T1808">c c</text:span><text:span text:style-name="T1809">á</text:span><text:span text:style-name="T1810">c geons.</text:span></text:p>
      <text:p text:style-name="P1"><text:span text:style-name="T1811"/></text:p>
      <text:p text:style-name="P1"><text:span text:style-name="T1811"/></text:p>
      <text:p text:style-name="P1"><text:span text:style-name="T1811"/></text:p>
      <text:p text:style-name="P1"><text:span text:style-name="T1812"><text:tab/><text:tab/><text:tab/><text:tab/><text:tab/><text:tab/><text:tab/><text:tab/><text:tab/><text:tab/>hình 3</text:span></text:p>
      <text:p text:style-name="P1"><text:span text:style-name="T1812">4. S</text:span><text:span text:style-name="T1813">ự</text:span><text:span text:style-name="T1814"><text:s/>gi</text:span><text:span text:style-name="T1815">ớ</text:span><text:span text:style-name="T1816">i h</text:span><text:span text:style-name="T1817">ạ</text:span><text:span text:style-name="T1818">n v</text:span><text:span text:style-name="T1819">ề</text:span><text:span text:style-name="T1820"><text:s/>s</text:span><text:span text:style-name="T1821">ố</text:span><text:span text:style-name="T1822"><text:s/>l</text:span><text:span text:style-name="T1823">ư</text:span><text:span text:style-name="T1824">ợ</text:span><text:span text:style-name="T1825">ng c</text:span><text:span text:style-name="T1826">á</text:span><text:span text:style-name="T1827">c geons</text:span></text:p>
      <text:p text:style-name="P1"><text:span text:style-name="T1828">- Nh</text:span><text:span text:style-name="T1829">ư<text:s/></text:span><text:span text:style-name="T1830">đ</text:span><text:span text:style-name="T1831">ã trình bày<text:s/></text:span><text:span text:style-name="T1832">ở</text:span><text:span text:style-name="T1833"><text:s/>ph</text:span><text:span text:style-name="T1834">ầ</text:span><text:span text:style-name="T1835">n tr</text:span><text:span text:style-name="T1836">ư</text:span><text:span text:style-name="T1837">ớ</text:span><text:span text:style-name="T1838">c, li</text:span><text:span text:style-name="T1839">ệ</text:span><text:span text:style-name="T1840">u 36 geons c</text:span><text:span text:style-name="T1841">ó<text:s/></text:span><text:span text:style-name="T1842">đ</text:span><text:span text:style-name="T1843">ủ</text:span><text:span text:style-name="T1844"><text:s/></text:span><text:span text:style-name="T1845">đ</text:span><text:span text:style-name="T1846">ể</text:span><text:span text:style-name="T1847"><text:s/>m</text:span><text:span text:style-name="T1848">ô</text:span><text:span text:style-name="T1849"><text:s/>t</text:span><text:span text:style-name="T1850">ả</text:span><text:span text:style-name="T1851"><text:s/>kh</text:span><text:span text:style-name="T1852">ả</text:span><text:span text:style-name="T1853"><text:s/>n</text:span><text:span text:style-name="T1854">ă</text:span><text:span text:style-name="T1855">ng c</text:span><text:span text:style-name="T1856">ủ</text:span><text:span text:style-name="T1857">a con ng</text:span><text:span text:style-name="T1858">ư</text:span><text:span text:style-name="T1859">ờ</text:span><text:span text:style-name="T1860">i trong vi</text:span><text:span text:style-name="T1861">ệ</text:span><text:span text:style-name="T1862">c nh</text:span><text:span text:style-name="T1863">ậ</text:span><text:span text:style-name="T1864">n di</text:span><text:span text:style-name="T1865">ệ</text:span><text:span text:style-name="T1866">n c</text:span><text:span text:style-name="T1867">á</text:span><text:span text:style-name="T1868">c lo</text:span><text:span text:style-name="T1869">ạ</text:span><text:span text:style-name="T1870">i<text:s/></text:span><text:span text:style-name="T1871">đ</text:span><text:span text:style-name="T1872">ố</text:span><text:span text:style-name="T1873">i t</text:span><text:span text:style-name="T1874">ư</text:span><text:span text:style-name="T1875">ợ</text:span><text:span text:style-name="T1876">ng c</text:span><text:span text:style-name="T1877">ơ</text:span><text:span text:style-name="T1878"><text:s/>b</text:span><text:span text:style-name="T1879">ả</text:span><text:span text:style-name="T1880">n. Theo nh</text:span><text:span text:style-name="T1881">ư</text:span><text:span text:style-name="T1882"><text:s/>Biederman th</text:span><text:span text:style-name="T1883">ì có kho</text:span><text:span text:style-name="T1884">ả</text:span><text:span text:style-name="T1885">ng 1500 lo</text:span><text:span text:style-name="T1886">ạ</text:span><text:span text:style-name="T1887">i<text:s/></text:span><text:span text:style-name="T1888">đ</text:span><text:span text:style-name="T1889">ố</text:span><text:span text:style-name="T1890">i t</text:span><text:span text:style-name="T1891">ư</text:span><text:span text:style-name="T1892">ợ</text:span><text:span text:style-name="T1893">ng c</text:span><text:span text:style-name="T1894">ơ</text:span><text:span text:style-name="T1895"><text:s/>b</text:span><text:span text:style-name="T1896">ả</text:span><text:span text:style-name="T1897">n trong cu</text:span><text:span text:style-name="T1898">ộ</text:span><text:span text:style-name="T1899">c s</text:span><text:span text:style-name="T1900">ố</text:span><text:span text:style-name="T1901">ng, v</text:span><text:span text:style-name="T1902">í</text:span><text:span text:style-name="T1903"><text:s/>d</text:span><text:span text:style-name="T1904">ụ</text:span><text:span text:style-name="T1905"><text:s/>nh</text:span><text:span text:style-name="T1906">ư</text:span><text:span text:style-name="T1907"><text:s/>gh</text:span><text:span text:style-name="T1908">ê ho</text:span><text:span text:style-name="T1909">ặ</text:span><text:span text:style-name="T1910">c con voi.</text:span></text:p>
      <text:p text:style-name="P1"><text:span text:style-name="T1911">- RBC gi</text:span><text:span text:style-name="T1912">ả</text:span><text:span text:style-name="T1913"><text:s/></text:span><text:span text:style-name="T1914">đ</text:span><text:span text:style-name="T1915">ị</text:span><text:span text:style-name="T1916">nh r</text:span><text:span text:style-name="T1917">ằ</text:span><text:span text:style-name="T1918">ng kh</text:span><text:span text:style-name="T1919">ả</text:span><text:span text:style-name="T1920"><text:s/>n</text:span><text:span text:style-name="T1921">ă</text:span><text:span text:style-name="T1922">ng nh</text:span><text:span text:style-name="T1923">ậ</text:span><text:span text:style-name="T1924">n th</text:span><text:span text:style-name="T1925">ứ</text:span><text:span text:style-name="T1926">c c</text:span><text:span text:style-name="T1927">ủ</text:span><text:span text:style-name="T1928">a con ng</text:span><text:span text:style-name="T1929">ư</text:span><text:span text:style-name="T1930">ờ</text:span><text:span text:style-name="T1931">i th</text:span><text:span text:style-name="T1932">ì</text:span><text:span text:style-name="T1933"><text:s/>d</text:span><text:span text:style-name="T1934">ự</text:span><text:span text:style-name="T1935">a tr</text:span><text:span text:style-name="T1936">ê</text:span><text:span text:style-name="T1937">n s</text:span><text:span text:style-name="T1938">ự</text:span><text:span text:style-name="T1939"><text:s/>k</text:span><text:span text:style-name="T1940">ế</text:span><text:span text:style-name="T1941">t h</text:span><text:span text:style-name="T1942">ợ</text:span><text:span text:style-name="T1943">p c</text:span><text:span text:style-name="T1944">á</text:span><text:span text:style-name="T1945">c th</text:span><text:span text:style-name="T1946">à</text:span><text:span text:style-name="T1947">nh ph</text:span><text:span text:style-name="T1948">ầ</text:span><text:span text:style-name="T1949">n m</text:span><text:span text:style-name="T1950">ộ</text:span><text:span text:style-name="T1951">t<text:s/></text:span><text:span text:style-name="T1952">đ</text:span><text:span text:style-name="T1953">ố</text:span><text:span text:style-name="T1954">i t</text:span><text:span text:style-name="T1955">ư</text:span><text:span text:style-name="T1956">ợ</text:span><text:span text:style-name="T1957">ng h</text:span><text:span text:style-name="T1958">ơ</text:span><text:span text:style-name="T1959">n l</text:span><text:span text:style-name="T1960">à s</text:span><text:span text:style-name="T1961">ự</text:span><text:span text:style-name="T1962"><text:s/>ph</text:span><text:span text:style-name="T1963">â</text:span><text:span text:style-name="T1964">n lo</text:span><text:span text:style-name="T1965">ạ</text:span><text:span text:style-name="T1966">i<text:s/></text:span><text:span text:style-name="T1967">đ</text:span><text:span text:style-name="T1968">ố</text:span><text:span text:style-name="T1969">i t</text:span><text:span text:style-name="T1970">ư</text:span><text:span text:style-name="T1971">ợ</text:span><text:span text:style-name="T1972">ng<text:s/></text:span><text:span text:style-name="T1973">đ</text:span><text:span text:style-name="T1974">ó. Vì v</text:span><text:span text:style-name="T1975">ậ</text:span><text:span text:style-name="T1976">y c</text:span><text:span text:style-name="T1977">ầ</text:span><text:span text:style-name="T1978">n ph</text:span><text:span text:style-name="T1979">ả</text:span><text:span text:style-name="T1980">i<text:s/></text:span><text:span text:style-name="T1981">ư</text:span><text:span text:style-name="T1982">ớ</text:span><text:span text:style-name="T1983">c l</text:span><text:span text:style-name="T1984">ư</text:span><text:span text:style-name="T1985">ợ</text:span><text:span text:style-name="T1986">ng s</text:span><text:span text:style-name="T1987">ố</text:span><text:span text:style-name="T1988"><text:s/>l</text:span><text:span text:style-name="T1989">ư</text:span><text:span text:style-name="T1990">ợ</text:span><text:span text:style-name="T1991">ng c</text:span><text:span text:style-name="T1992">á</text:span><text:span text:style-name="T1993">c th</text:span><text:span text:style-name="T1994">à</text:span><text:span text:style-name="T1995">nh ph</text:span><text:span text:style-name="T1996">ầ</text:span><text:span text:style-name="T1997">n d</text:span><text:span text:style-name="T1998">ễ</text:span><text:span text:style-name="T1999"><text:s/>nh</text:span><text:span text:style-name="T2000">ậ</text:span><text:span text:style-name="T2001">t bi</text:span><text:span text:style-name="T2002">ế</text:span><text:span text:style-name="T2003">t cho m</text:span><text:span text:style-name="T2004">ỗ</text:span><text:span text:style-name="T2005">i lo</text:span><text:span text:style-name="T2006">ạ</text:span><text:span text:style-name="T2007">i<text:s/></text:span><text:span text:style-name="T2008">đ</text:span><text:span text:style-name="T2009">ố</text:span><text:span text:style-name="T2010">i t</text:span><text:span text:style-name="T2011">ư</text:span><text:span text:style-name="T2012">ợ</text:span><text:span text:style-name="T2013">ng. V</text:span><text:span text:style-name="T2014">í</text:span><text:span text:style-name="T2015"><text:s/>d</text:span><text:span text:style-name="T2016">ụ</text:span><text:span text:style-name="T2017"><text:s/>con voi ho</text:span><text:span text:style-name="T2018">ặ</text:span><text:span text:style-name="T2019">c con h</text:span><text:span text:style-name="T2020">ươ</text:span><text:span text:style-name="T2021">u, ch</text:span><text:span text:style-name="T2022">ỉ</text:span><text:span text:style-name="T2023"><text:s/>c</text:span><text:span text:style-name="T2024">ó</text:span><text:span text:style-name="T2025"><text:s/>m</text:span><text:span text:style-name="T2026">ộ</text:span><text:span text:style-name="T2027">t v</text:span><text:span text:style-name="T2028">à</text:span><text:span text:style-name="T2029">i c</text:span><text:span text:style-name="T2030">á</text:span><text:span text:style-name="T2031"><text:s/>th</text:span><text:span text:style-name="T2032">ể</text:span><text:span text:style-name="T2033"><text:s/>c</text:span><text:span text:style-name="T2034">ó</text:span><text:span text:style-name="T2035"><text:s/>s</text:span><text:span text:style-name="T2036">ự</text:span><text:span text:style-name="T2037"><text:s/>kh</text:span><text:span text:style-name="T2038">á</text:span><text:span text:style-name="T2039">c nhau v</text:span><text:span text:style-name="T2040">ề</text:span><text:span text:style-name="T2041"><text:s/>th</text:span><text:span text:style-name="T2042">à</text:span><text:span text:style-name="T2043">nh ph</text:span><text:span text:style-name="T2044">ầ</text:span><text:span text:style-name="T2045">n. ho</text:span><text:span text:style-name="T2046">ặ</text:span><text:span text:style-name="T2047">c l</text:span><text:span text:style-name="T2048">à</text:span><text:span text:style-name="T2049"><text:s/>m</text:span><text:span text:style-name="T2050">á</text:span><text:span text:style-name="T2051">y<text:s/></text:span><text:span text:style-name="T2052">đ</text:span><text:span text:style-name="T2053">ánh ch</text:span><text:span text:style-name="T2054">ữ</text:span><text:span text:style-name="T2055"><text:s/>ho</text:span><text:span text:style-name="T2056">ặ</text:span><text:span text:style-name="T2057">c<text:s/></text:span><text:span text:style-name="T2058">đ</text:span><text:span text:style-name="T2059">èn, có h</text:span><text:span text:style-name="T2060">ơ</text:span><text:span text:style-name="T2061">n 15 c</text:span><text:span text:style-name="T2062">á th</text:span><text:span text:style-name="T2063">ể</text:span><text:span text:style-name="T2064"><text:s/>cho m</text:span><text:span text:style-name="T2065">ỗ</text:span><text:span text:style-name="T2066">i lo</text:span><text:span text:style-name="T2067">ạ</text:span><text:span text:style-name="T2068">i. Gi</text:span><text:span text:style-name="T2069">ả</text:span><text:span text:style-name="T2070"><text:s/>s</text:span><text:span text:style-name="T2071">ự</text:span><text:span text:style-name="T2072"><text:s/>ta c</text:span><text:span text:style-name="T2073">ó</text:span><text:span text:style-name="T2074"><text:s/>3000 l</text:span><text:span text:style-name="T2075">ớ</text:span><text:span text:style-name="T2076">p<text:s/></text:span><text:span text:style-name="T2077">đ</text:span><text:span text:style-name="T2078">ố</text:span><text:span text:style-name="T2079">i t</text:span><text:span text:style-name="T2080">ư</text:span><text:span text:style-name="T2081">ợ</text:span><text:span text:style-name="T2082">ng. m</text:span><text:span text:style-name="T2083">ỗ</text:span><text:span text:style-name="T2084">i l</text:span><text:span text:style-name="T2085">ớ</text:span><text:span text:style-name="T2086">p c</text:span><text:span text:style-name="T2087">ó</text:span><text:span text:style-name="T2088"><text:s/>kho</text:span><text:span text:style-name="T2089">ả</text:span><text:span text:style-name="T2090">ng 10 c</text:span><text:span text:style-name="T2091">á</text:span><text:span text:style-name="T2092"><text:s/>th</text:span><text:span text:style-name="T2093">ể</text:span><text:span text:style-name="T2094"><text:s/>th</text:span><text:span text:style-name="T2095">ì</text:span><text:span text:style-name="T2096"><text:s/>s</text:span><text:span text:style-name="T2097">ẽ</text:span><text:span text:style-name="T2098"><text:s/>c</text:span><text:span text:style-name="T2099">ó</text:span><text:span text:style-name="T2100"><text:s/>30000<text:s/></text:span><text:span text:style-name="T2101">đ</text:span><text:span text:style-name="T2102">ố</text:span><text:span text:style-name="T2103">i t</text:span><text:span text:style-name="T2104">ư</text:span><text:span text:style-name="T2105">ợ</text:span><text:span text:style-name="T2106">ng c</text:span><text:span text:style-name="T2107">ó</text:span><text:span text:style-name="T2108"><text:s/>th</text:span><text:span text:style-name="T2109">ể</text:span><text:span text:style-name="T2110"><text:s/>nh</text:span><text:span text:style-name="T2111">ậ</text:span><text:span text:style-name="T2112">n bi</text:span><text:span text:style-name="T2113">ế</text:span><text:span text:style-name="T2114">t</text:span></text:p>
      <text:p text:style-name="P1"><text:span text:style-name="T2115">- Theo nh</text:span><text:span text:style-name="T2116">ư</text:span><text:span text:style-name="T2117"><text:s/>RBC th</text:span><text:span text:style-name="T2118">ì v</text:span><text:span text:style-name="T2119">ớ</text:span><text:span text:style-name="T2120">i 3 geons th</text:span><text:span text:style-name="T2121">ì</text:span><text:span text:style-name="T2122"><text:s/>c</text:span><text:span text:style-name="T2123">ó</text:span><text:span text:style-name="T2124"><text:s/>kho</text:span><text:span text:style-name="T2125">ả</text:span><text:span text:style-name="T2126">ng 154 tri</text:span><text:span text:style-name="T2127">ệ</text:span><text:span text:style-name="T2128">u<text:s/></text:span><text:span text:style-name="T2129">đ</text:span><text:span text:style-name="T2130">ố</text:span><text:span text:style-name="T2131">i t</text:span><text:span text:style-name="T2132">ư</text:span><text:span text:style-name="T2133">ợ</text:span><text:span text:style-name="T2134">ng<text:s/></text:span><text:span text:style-name="T2135">đư</text:span><text:span text:style-name="T2136">ợ</text:span><text:span text:style-name="T2137">c t</text:span><text:span text:style-name="T2138">ạ</text:span><text:span text:style-name="T2139">o ra.</text:span></text:p>
      <text:p text:style-name="P1"><text:span text:style-name="T2140">-<text:s text:c="2"/>Tuy nhiên V</text:span><text:span text:style-name="T2141">ớ</text:span><text:span text:style-name="T2142">i 36 geons th</text:span><text:span text:style-name="T2143">ì</text:span><text:span text:style-name="T2144"><text:s/>bao nhi</text:span><text:span text:style-name="T2145">ê</text:span><text:span text:style-name="T2146">u<text:s/></text:span><text:span text:style-name="T2147">đ</text:span><text:span text:style-name="T2148">ố</text:span><text:span text:style-name="T2149">i t</text:span><text:span text:style-name="T2150">ư</text:span><text:span text:style-name="T2151">ợ</text:span><text:span text:style-name="T2152">ng<text:s/></text:span><text:span text:style-name="T2153">đư</text:span><text:span text:style-name="T2154">ợ</text:span><text:span text:style-name="T2155">c t</text:span><text:span text:style-name="T2156">ạ</text:span><text:span text:style-name="T2157">o ra? s</text:span><text:span text:style-name="T2158">ố</text:span><text:span text:style-name="T2159"><text:s/>l</text:span><text:span text:style-name="T2160">ư</text:span><text:span text:style-name="T2161">ợ</text:span><text:span text:style-name="T2162">ng<text:s/></text:span><text:span text:style-name="T2163">đ</text:span><text:span text:style-name="T2164">ố</text:span><text:span text:style-name="T2165">i t</text:span><text:span text:style-name="T2166">ư</text:span><text:span text:style-name="T2167">ợ</text:span><text:span text:style-name="T2168">ng<text:s/></text:span><text:span text:style-name="T2169">đư</text:span><text:span text:style-name="T2170">ợ</text:span><text:span text:style-name="T2171">c t</text:span><text:span text:style-name="T2172">ạ</text:span><text:span text:style-name="T2173">o ra ph</text:span><text:span text:style-name="T2174">ụ</text:span><text:span text:style-name="T2175"><text:s/>thu</text:span><text:span text:style-name="T2176">ộ</text:span><text:span text:style-name="T2177">c v</text:span><text:span text:style-name="T2178">à</text:span><text:span text:style-name="T2179">o s</text:span><text:span text:style-name="T2180">ố</text:span><text:span text:style-name="T2181"><text:s/>l</text:span><text:span text:style-name="T2182">ư</text:span><text:span text:style-name="T2183">ợ</text:span><text:span text:style-name="T2184">ng trung b</text:span><text:span text:style-name="T2185">ì</text:span><text:span text:style-name="T2186">nh geons cho m</text:span><text:span text:style-name="T2187">ỗ</text:span><text:span text:style-name="T2188">i<text:s/></text:span><text:span text:style-name="T2189">đ</text:span><text:span text:style-name="T2190">ố</text:span><text:span text:style-name="T2191">i t</text:span><text:span text:style-name="T2192">ư</text:span><text:span text:style-name="T2193">ợ</text:span><text:span text:style-name="T2194">ng, v</text:span><text:span text:style-name="T2195">à</text:span><text:span text:style-name="T2196"><text:s/>s</text:span><text:span text:style-name="T2197">ố</text:span><text:span text:style-name="T2198"><text:s/>l</text:span><text:span text:style-name="T2199">ư</text:span><text:span text:style-name="T2200">ợ</text:span><text:span text:style-name="T2201">ng quan h</text:span><text:span text:style-name="T2202">ệ</text:span><text:span text:style-name="T2203"><text:s/>gi</text:span><text:span text:style-name="T2204">ữ</text:span><text:span text:style-name="T2205">a c</text:span><text:span text:style-name="T2206">á</text:span><text:span text:style-name="T2207">c geons.</text:span></text:p>
      <text:p text:style-name="P1"><text:span text:style-name="T2208">- Thuy</text:span><text:span text:style-name="T2209">ế</text:span><text:span text:style-name="T2210">t RBC d</text:span><text:span text:style-name="T2211">ự</text:span><text:span text:style-name="T2212"><text:s/></text:span><text:span text:style-name="T2213">đ</text:span><text:span text:style-name="T2214">o</text:span><text:span text:style-name="T2215">án r</text:span><text:span text:style-name="T2216">ằ</text:span><text:span text:style-name="T2217">ng, ch</text:span><text:span text:style-name="T2218">ỉ</text:span><text:span text:style-name="T2219"><text:s/>v</text:span><text:span text:style-name="T2220">ớ</text:span><text:span text:style-name="T2221">i 2 ho</text:span><text:span text:style-name="T2222">ặ</text:span><text:span text:style-name="T2223">c 3 geons<text:s/></text:span><text:span text:style-name="T2224">đ</text:span><text:span text:style-name="T2225">ủ</text:span><text:span text:style-name="T2226"><text:s/></text:span><text:span text:style-name="T2227">đ</text:span><text:span text:style-name="T2228">ể</text:span><text:span text:style-name="T2229"><text:s/>nh</text:span><text:span text:style-name="T2230">ậ</text:span><text:span text:style-name="T2231">n d</text:span><text:span text:style-name="T2232">ạ</text:span><text:span text:style-name="T2233">ng m</text:span><text:span text:style-name="T2234">ọ</text:span><text:span text:style-name="T2235">i<text:s/></text:span><text:span text:style-name="T2236">đ</text:span><text:span text:style-name="T2237">ố</text:span><text:span text:style-name="T2238">i t</text:span><text:span text:style-name="T2239">ư</text:span><text:span text:style-name="T2240">ợ</text:span><text:span text:style-name="T2241">ng.</text:span></text:p>
      <text:p text:style-name="P1"><text:span text:style-name="T2242">- Theo nh</text:span><text:span text:style-name="T2243">ư RBC, Input th</text:span><text:span text:style-name="T2244">ích h</text:span><text:span text:style-name="T2245">ợ</text:span><text:span text:style-name="T2246">p cho object detection l</text:span><text:span text:style-name="T2247">à</text:span><text:span text:style-name="T2248"><text:s/>c</text:span><text:span text:style-name="T2249">á</text:span><text:span text:style-name="T2250">c geons. Trong h</text:span><text:span text:style-name="T2251">ầ</text:span><text:span text:style-name="T2252">u h</text:span><text:span text:style-name="T2253">ế</text:span><text:span text:style-name="T2254">t tr</text:span><text:span text:style-name="T2255">ư</text:span><text:span text:style-name="T2256">ờ</text:span><text:span text:style-name="T2257">ng h</text:span><text:span text:style-name="T2258">ợ</text:span><text:span text:style-name="T2259">p, ch</text:span><text:span text:style-name="T2260">ỉ</text:span><text:span text:style-name="T2261"><text:s/>m</text:span><text:span text:style-name="T2262">ộ</text:span><text:span text:style-name="T2263">t v</text:span><text:span text:style-name="T2264">à</text:span><text:span text:style-name="T2265">i s</text:span><text:span text:style-name="T2266">ự</text:span><text:span text:style-name="T2267"><text:s/>s</text:span><text:span text:style-name="T2268">ắ</text:span><text:span text:style-name="T2269">p x</text:span><text:span text:style-name="T2270">ế</text:span><text:span text:style-name="T2271">p th</text:span><text:span text:style-name="T2272">í</text:span><text:span text:style-name="T2273">ch h</text:span><text:span text:style-name="T2274">ợ</text:span><text:span text:style-name="T2275">p c</text:span><text:span text:style-name="T2276">á</text:span><text:span text:style-name="T2277">c geons l</text:span><text:span text:style-name="T2278">à</text:span><text:span text:style-name="T2279"><text:s/>c</text:span><text:span text:style-name="T2280">ầ</text:span><text:span text:style-name="T2281">n<text:s/></text:span><text:span text:style-name="T2282">đ</text:span><text:span text:style-name="T2283">ể</text:span><text:span text:style-name="T2284"><text:s/>nh</text:span><text:span text:style-name="T2285">ậ</text:span><text:span text:style-name="T2286">n ra m</text:span><text:span text:style-name="T2287">ộ</text:span><text:span text:style-name="T2288">t<text:s/></text:span><text:span text:style-name="T2289">đ</text:span><text:span text:style-name="T2290">ố</text:span><text:span text:style-name="T2291">i t</text:span><text:span text:style-name="T2292">ư</text:span><text:span text:style-name="T2293">ợ</text:span><text:span text:style-name="T2294">ng. C</text:span><text:span text:style-name="T2295">ũ</text:span><text:span text:style-name="T2296">ng nh</text:span><text:span text:style-name="T2297">ư kh</text:span><text:span text:style-name="T2298">ông c</text:span><text:span text:style-name="T2299">ầ</text:span><text:span text:style-name="T2300">n<text:s/></text:span><text:span text:style-name="T2301">đ</text:span><text:span text:style-name="T2302">ế</text:span><text:span text:style-name="T2303">n c</text:span><text:span text:style-name="T2304">á</text:span><text:span text:style-name="T2305">c th</text:span><text:span text:style-name="T2306">à</text:span><text:span text:style-name="T2307">nh ph</text:span><text:span text:style-name="T2308">ầ</text:span><text:span text:style-name="T2309">n ph</text:span><text:span text:style-name="T2310">ụ</text:span><text:span text:style-name="T2311"><text:s/>c</text:span><text:span text:style-name="T2312">ủ</text:span><text:span text:style-name="T2313">a<text:s/></text:span><text:span text:style-name="T2314">đ</text:span><text:span text:style-name="T2315">ố</text:span><text:span text:style-name="T2316">i t</text:span><text:span text:style-name="T2317">ư</text:span><text:span text:style-name="T2318">ợ</text:span><text:span text:style-name="T2319">ng nh</text:span><text:span text:style-name="T2320">ư</text:span><text:span text:style-name="T2321"><text:s/>m</text:span><text:span text:style-name="T2322">àu s</text:span><text:span text:style-name="T2323">ă</text:span><text:span text:style-name="T2324">c, b</text:span><text:span text:style-name="T2325">ề</text:span><text:span text:style-name="T2326"><text:s/>m</text:span><text:span text:style-name="T2327">ă</text:span><text:span text:style-name="T2328">t, c</text:span><text:span text:style-name="T2329">ác<text:s/></text:span><text:span text:style-name="T2330">đư</text:span><text:span text:style-name="T2331">ờ</text:span><text:span text:style-name="T2332">ng n</text:span><text:span text:style-name="T2333">é</text:span><text:span text:style-name="T2334">t bao quanh<text:s/></text:span><text:span text:style-name="T2335">đ</text:span><text:span text:style-name="T2336">ể</text:span><text:span text:style-name="T2337"><text:s/>c</text:span><text:span text:style-name="T2338">ó</text:span><text:span text:style-name="T2339"><text:s/>th</text:span><text:span text:style-name="T2340">ể</text:span><text:span text:style-name="T2341"><text:s/>nh</text:span><text:span text:style-name="T2342">ậ</text:span><text:span text:style-name="T2343">n di</text:span><text:span text:style-name="T2344">ệ</text:span><text:span text:style-name="T2345">n nhanh m</text:span><text:span text:style-name="T2346">ộ</text:span><text:span text:style-name="T2347">t<text:s/></text:span><text:span text:style-name="T2348">đ</text:span><text:span text:style-name="T2349">ố</text:span><text:span text:style-name="T2350">i t</text:span><text:span text:style-name="T2351">ư</text:span><text:span text:style-name="T2352">ợ</text:span><text:span text:style-name="T2353">ng.</text:span></text:p>
      <text:p text:style-name="P1"><text:span text:style-name="T2354">5. Nh</text:span><text:span text:style-name="T2355">ậ</text:span><text:span text:style-name="T2356">n bi</text:span><text:span text:style-name="T2357">ế</text:span><text:span text:style-name="T2358">t c</text:span><text:span text:style-name="T2359">á</text:span><text:span text:style-name="T2360">c<text:s/></text:span><text:span text:style-name="T2361">đ</text:span><text:span text:style-name="T2362">ố</text:span><text:span text:style-name="T2363">i t</text:span><text:span text:style-name="T2364">ư</text:span><text:span text:style-name="T2365">ợ</text:span><text:span text:style-name="T2366">ng kh</text:span><text:span text:style-name="T2367">ô</text:span><text:span text:style-name="T2368">ng ho</text:span><text:span text:style-name="T2369">à</text:span><text:span text:style-name="T2370">n thi</text:span><text:span text:style-name="T2371">ệ</text:span><text:span text:style-name="T2372">n</text:span></text:p>
      <text:p text:style-name="P1"><text:span text:style-name="T2373">- M</text:span><text:span text:style-name="T2374">ộ</text:span><text:span text:style-name="T2375">t th</text:span><text:span text:style-name="T2376">í</text:span><text:span text:style-name="T2377"><text:s/>nghi</text:span><text:span text:style-name="T2378">ệ</text:span><text:span text:style-name="T2379">m<text:s/></text:span><text:span text:style-name="T2380">đ</text:span><text:span text:style-name="T2381">ã<text:s/></text:span><text:span text:style-name="T2382">đư</text:span><text:span text:style-name="T2383">ợ</text:span><text:span text:style-name="T2384">c th</text:span><text:span text:style-name="T2385">ự</text:span><text:span text:style-name="T2386">c hi</text:span><text:span text:style-name="T2387">ệ</text:span><text:span text:style-name="T2388">n b</text:span><text:span text:style-name="T2389">ằ</text:span><text:span text:style-name="T2390">ng vi</text:span><text:span text:style-name="T2391">ệ</text:span><text:span text:style-name="T2392">c v</text:span><text:span text:style-name="T2393">ẽ</text:span><text:span text:style-name="T2394"><text:s/>ra 36<text:s/></text:span><text:span text:style-name="T2395">đ</text:span><text:span text:style-name="T2396">ồ</text:span><text:span text:style-name="T2397"><text:s/>v</text:span><text:span text:style-name="T2398">ậ</text:span><text:span text:style-name="T2399">t th</text:span><text:span text:style-name="T2400">ô</text:span><text:span text:style-name="T2401">ng d</text:span><text:span text:style-name="T2402">ụ</text:span><text:span text:style-name="T2403">ng, m</text:span><text:span text:style-name="T2404">ộ</text:span><text:span text:style-name="T2405">t h</text:span><text:span text:style-name="T2406">ọ</text:span><text:span text:style-name="T2407">a s</text:span><text:span text:style-name="T2408">ĩ</text:span><text:span text:style-name="T2409"><text:s/></text:span><text:span text:style-name="T2410">đư</text:span><text:span text:style-name="T2411">ợ</text:span><text:span text:style-name="T2412">c m</text:span><text:span text:style-name="T2413">ờ</text:span><text:span text:style-name="T2414">i<text:s/></text:span><text:span text:style-name="T2415">đ</text:span><text:span text:style-name="T2416">ể</text:span><text:span text:style-name="T2417"><text:s/>nh</text:span><text:span text:style-name="T2418">ậ</text:span><text:span text:style-name="T2419">n bi</text:span><text:span text:style-name="T2420">ế</text:span><text:span text:style-name="T2421">t s</text:span><text:span text:style-name="T2422">ố</text:span><text:span text:style-name="T2423"><text:s/>l</text:span><text:span text:style-name="T2424">ư</text:span><text:span text:style-name="T2425">ợ</text:span><text:span text:style-name="T2426">ng c</text:span><text:span text:style-name="T2427">á</text:span><text:span text:style-name="T2428">c geons<text:s/></text:span><text:span text:style-name="T2429">đư</text:span><text:span text:style-name="T2430">ợ</text:span><text:span text:style-name="T2431">c m</text:span><text:span text:style-name="T2432">ô</text:span><text:span text:style-name="T2433"><text:s/>t</text:span><text:span text:style-name="T2434">ả</text:span><text:span text:style-name="T2435"><text:s/>cho m</text:span><text:span text:style-name="T2436">ỗ</text:span><text:span text:style-name="T2437">i<text:s/></text:span><text:span text:style-name="T2438">đ</text:span><text:span text:style-name="T2439">ồ</text:span><text:span text:style-name="T2440"><text:s/>v</text:span><text:span text:style-name="T2441">ậ</text:span><text:span text:style-name="T2442">t. Tuy nhi</text:span><text:span text:style-name="T2443">ê</text:span><text:span text:style-name="T2444">n th</text:span><text:span text:style-name="T2445">ì</text:span><text:span text:style-name="T2446"><text:s/>h</text:span><text:span text:style-name="T2447">ọ</text:span><text:span text:style-name="T2448">a s</text:span><text:span text:style-name="T2449">ĩ</text:span><text:span text:style-name="T2450"><text:s/>kh</text:span><text:span text:style-name="T2451">ông th</text:span><text:span text:style-name="T2452">ể</text:span><text:span text:style-name="T2453"><text:s/>nh</text:span><text:span text:style-name="T2454">ậ</text:span><text:span text:style-name="T2455">n ra m</text:span><text:span text:style-name="T2456">ộ</text:span><text:span text:style-name="T2457">t s</text:span><text:span text:style-name="T2458">ố</text:span><text:span text:style-name="T2459"><text:s/>geon<text:s/></text:span><text:span text:style-name="T2460">đư</text:span><text:span text:style-name="T2461">ợ</text:span><text:span text:style-name="T2462">c d</text:span><text:span text:style-name="T2463">ù</text:span><text:span text:style-name="T2464">ng<text:s/></text:span><text:span text:style-name="T2465">đ</text:span><text:span text:style-name="T2466">ề</text:span><text:span text:style-name="T2467"><text:s/>m</text:span><text:span text:style-name="T2468">ô</text:span><text:span text:style-name="T2469"><text:s/>t</text:span><text:span text:style-name="T2470">ả</text:span><text:span text:style-name="T2471"><text:s/>cho<text:s/></text:span><text:span text:style-name="T2472">đ</text:span><text:span text:style-name="T2473">ồ</text:span><text:span text:style-name="T2474"><text:s/>v</text:span><text:span text:style-name="T2475">ậ</text:span><text:span text:style-name="T2476">t. Cu</text:span><text:span text:style-name="T2477">ộ</text:span><text:span text:style-name="T2478">c th</text:span><text:span text:style-name="T2479">í</text:span><text:span text:style-name="T2480"><text:s/>nghi</text:span><text:span text:style-name="T2481">ệ</text:span><text:span text:style-name="T2482">m ch</text:span><text:span text:style-name="T2483">ỉ</text:span><text:span text:style-name="T2484"><text:s/>r</text:span><text:span text:style-name="T2485">ằ</text:span><text:span text:style-name="T2486">ng ph</text:span><text:span text:style-name="T2487">ả</text:span><text:span text:style-name="T2488">i c</text:span><text:span text:style-name="T2489">ầ</text:span><text:span text:style-name="T2490">n t</text:span><text:span text:style-name="T2491">ớ</text:span><text:span text:style-name="T2492">i 70 geon m</text:span><text:span text:style-name="T2493">ớ</text:span><text:span text:style-name="T2494">i<text:s/></text:span><text:span text:style-name="T2495">đ</text:span><text:span text:style-name="T2496">ủ</text:span><text:span text:style-name="T2497"><text:s/></text:span><text:span text:style-name="T2498">đ</text:span><text:span text:style-name="T2499">ể</text:span><text:span text:style-name="T2500"><text:s/>th</text:span><text:span text:style-name="T2501">ể</text:span><text:span text:style-name="T2502"><text:s/>hi</text:span><text:span text:style-name="T2503">ệ</text:span><text:span text:style-name="T2504">n cho 36<text:s/></text:span><text:span text:style-name="T2505">đ</text:span><text:span text:style-name="T2506">ồ</text:span><text:span text:style-name="T2507"><text:s/>v</text:span><text:span text:style-name="T2508">ậ</text:span><text:span text:style-name="T2509">t, kh</text:span><text:span text:style-name="T2510">á</text:span><text:span text:style-name="T2511">c xa v</text:span><text:span text:style-name="T2512">ớ</text:span><text:span text:style-name="T2513">i 36 lo</text:span><text:span text:style-name="T2514">ạ</text:span><text:span text:style-name="T2515">i geons m</text:span><text:span text:style-name="T2516">à</text:span><text:span text:style-name="T2517"><text:s/>RBC<text:s/></text:span><text:span text:style-name="T2518">đ</text:span><text:span text:style-name="T2519">ã<text:s/></text:span><text:span text:style-name="T2520">đ</text:span><text:span text:style-name="T2521">ề</text:span><text:span text:style-name="T2522"><text:s/>ra.</text:span></text:p>
      <text:p text:style-name="P1"><text:span text:style-name="T2523">- Th</text:span><text:span text:style-name="T2524">ự</text:span><text:span text:style-name="T2525">c t</text:span><text:span text:style-name="T2526">ế</text:span><text:span text:style-name="T2527"><text:s/>cho th</text:span><text:span text:style-name="T2528">ấ</text:span><text:span text:style-name="T2529">y, cho d</text:span><text:span text:style-name="T2530">ù</text:span><text:span text:style-name="T2531"><text:s/>di</text:span><text:span text:style-name="T2532">ễ</text:span><text:span text:style-name="T2533">n t</text:span><text:span text:style-name="T2534">ả</text:span><text:span text:style-name="T2535"><text:s/>m</text:span><text:span text:style-name="T2536">ộ</text:span><text:span text:style-name="T2537">t<text:s/></text:span><text:span text:style-name="T2538">đ</text:span><text:span text:style-name="T2539">ố</text:span><text:span text:style-name="T2540"><text:s/>t</text:span><text:span text:style-name="T2541">ư</text:span><text:span text:style-name="T2542">ợ</text:span><text:span text:style-name="T2543">ng d</text:span><text:span text:style-name="T2544">ư</text:span><text:span text:style-name="T2545">ớ</text:span><text:span text:style-name="T2546">i d</text:span><text:span text:style-name="T2547">ạ</text:span><text:span text:style-name="T2548">ng<text:s/></text:span><text:span text:style-name="T2549">đ</text:span><text:span text:style-name="T2550">ầ</text:span><text:span text:style-name="T2551">y<text:s/></text:span><text:span text:style-name="T2552">đ</text:span><text:span text:style-name="T2553">ủ</text:span><text:span text:style-name="T2554"><text:s/>th</text:span><text:span text:style-name="T2555">à</text:span><text:span text:style-name="T2556">nh ph</text:span><text:span text:style-name="T2557">ầ</text:span><text:span text:style-name="T2558">n hay t</text:span><text:span text:style-name="T2559">ừ</text:span><text:span text:style-name="T2560">ng ph</text:span><text:span text:style-name="T2561">ầ</text:span><text:span text:style-name="T2562">n th</text:span><text:span text:style-name="T2563">ì</text:span><text:span text:style-name="T2564"><text:s/>c</text:span><text:span text:style-name="T2565">ũ</text:span><text:span text:style-name="T2566">ng c</text:span><text:span text:style-name="T2567">ầ</text:span><text:span text:style-name="T2568">n h</text:span><text:span text:style-name="T2569">ơ</text:span><text:span text:style-name="T2570">n 2 component<text:s/></text:span><text:span text:style-name="T2571">đ</text:span><text:span text:style-name="T2572">ể</text:span><text:span text:style-name="T2573"><text:s/>m</text:span><text:span text:style-name="T2574">ô</text:span><text:span text:style-name="T2575"><text:s/>t</text:span><text:span text:style-name="T2576">ả</text:span><text:span text:style-name="T2577">.</text:span></text:p>
      <text:p text:style-name="P1"><text:span text:style-name="T2578">6.<text:s/></text:span><text:span text:style-name="T2579">Đ</text:span><text:span text:style-name="T2580">ộ</text:span><text:span text:style-name="T2581"><text:s/>ph</text:span><text:span text:style-name="T2582">ứ</text:span><text:span text:style-name="T2583">c t</text:span><text:span text:style-name="T2584">ạ</text:span><text:span text:style-name="T2585">p c</text:span><text:span text:style-name="T2586">ủ</text:span><text:span text:style-name="T2587">a RBC</text:span></text:p>
      <text:p text:style-name="P1"><text:span text:style-name="T2588">- Trong th</text:span><text:span text:style-name="T2589">ự</text:span><text:span text:style-name="T2590">c t</text:span><text:span text:style-name="T2591">ế</text:span><text:span text:style-name="T2592">, c</text:span><text:span text:style-name="T2593">á</text:span><text:span text:style-name="T2594">c<text:s/></text:span><text:span text:style-name="T2595">đ</text:span><text:span text:style-name="T2596">ố</text:span><text:span text:style-name="T2597">i t</text:span><text:span text:style-name="T2598">ư</text:span><text:span text:style-name="T2599">ợ</text:span><text:span text:style-name="T2600">ng c</text:span><text:span text:style-name="T2601">ó</text:span><text:span text:style-name="T2602"><text:s/>s</text:span><text:span text:style-name="T2603">ự</text:span><text:span text:style-name="T2604"><text:s/>kh</text:span><text:span text:style-name="T2605">á</text:span><text:span text:style-name="T2606">c bi</text:span><text:span text:style-name="T2607">ệ</text:span><text:span text:style-name="T2608">t r</text:span><text:span text:style-name="T2609">ấ</text:span><text:span text:style-name="T2610">t l</text:span><text:span text:style-name="T2611">ớ</text:span><text:span text:style-name="T2612">n v</text:span><text:span text:style-name="T2613">ề</text:span><text:span text:style-name="T2614"><text:s/>c</text:span><text:span text:style-name="T2615">ấ</text:span><text:span text:style-name="T2616">u tr</text:span><text:span text:style-name="T2617">ú</text:span><text:span text:style-name="T2618">c. C</text:span><text:span text:style-name="T2619">ò</text:span><text:span text:style-name="T2620">n trong thuy</text:span><text:span text:style-name="T2621">ế</text:span><text:span text:style-name="T2622">t RBC, th</text:span><text:span text:style-name="T2623">ì</text:span><text:span text:style-name="T2624"><text:s/>s</text:span><text:span text:style-name="T2625">ự</text:span><text:span text:style-name="T2626"><text:s/>kh</text:span><text:span text:style-name="T2627">á</text:span><text:span text:style-name="T2628">c bi</text:span><text:span text:style-name="T2629">ệ</text:span><text:span text:style-name="T2630">t n</text:span><text:span text:style-name="T2631">à</text:span><text:span text:style-name="T2632">y<text:s/></text:span><text:span text:style-name="T2633">đư</text:span><text:span text:style-name="T2634">ợ</text:span><text:span text:style-name="T2635">c th</text:span><text:span text:style-name="T2636">ể</text:span><text:span text:style-name="T2637"><text:s/>hi</text:span><text:span text:style-name="T2638">ệ</text:span><text:span text:style-name="T2639">n qua s</text:span><text:span text:style-name="T2640">ố</text:span><text:span text:style-name="T2641"><text:s/>l</text:span><text:span text:style-name="T2642">ư</text:span><text:span text:style-name="T2643">ợ</text:span><text:span text:style-name="T2644">ng c</text:span><text:span text:style-name="T2645">á</text:span><text:span text:style-name="T2646">c components c</text:span><text:span text:style-name="T2647">ầ</text:span><text:span text:style-name="T2648">n<text:s/></text:span><text:span text:style-name="T2649">đ</text:span><text:span text:style-name="T2650">ể</text:span><text:span text:style-name="T2651"><text:s/>m</text:span><text:span text:style-name="T2652">ộ</text:span><text:span text:style-name="T2653">t<text:s/></text:span><text:span text:style-name="T2654">đ</text:span><text:span text:style-name="T2655">ố</text:span><text:span text:style-name="T2656">i t</text:span><text:span text:style-name="T2657">ư</text:span><text:span text:style-name="T2658">ợ</text:span><text:span text:style-name="T2659">ng c</text:span><text:span text:style-name="T2660">ó</text:span><text:span text:style-name="T2661"><text:s/>th</text:span><text:span text:style-name="T2662">ể</text:span><text:span text:style-name="T2663"><text:s/>tr</text:span><text:span text:style-name="T2664">ô</text:span><text:span text:style-name="T2665">ng ho</text:span><text:span text:style-name="T2666">à</text:span><text:span text:style-name="T2667">n thi</text:span><text:span text:style-name="T2668">ệ</text:span><text:span text:style-name="T2669">n.</text:span></text:p>
      <text:p text:style-name="P1"><text:span text:style-name="T2670">- Ví d</text:span><text:span text:style-name="T2671">ụ</text:span><text:span text:style-name="T2672">, m</text:span><text:span text:style-name="T2673">ộ</text:span><text:span text:style-name="T2674">t c</text:span><text:span text:style-name="T2675">â</text:span><text:span text:style-name="T2676">y<text:s/></text:span><text:span text:style-name="T2677">đ</text:span><text:span text:style-name="T2678">èn, m</text:span><text:span text:style-name="T2679">ộ</text:span><text:span text:style-name="T2680">t c</text:span><text:span text:style-name="T2681">á</text:span><text:span text:style-name="T2682">i x</text:span><text:span text:style-name="T2683">ô</text:span><text:span text:style-name="T2684"><text:s/>n</text:span><text:span text:style-name="T2685">ư</text:span><text:span text:style-name="T2686">ớ</text:span><text:span text:style-name="T2687">c, c</text:span><text:span text:style-name="T2688">á</text:span><text:span text:style-name="T2689">i k</text:span><text:span text:style-name="T2690">é</text:span><text:span text:style-name="T2691">o c</text:span><text:span text:style-name="T2692">ầ</text:span><text:span text:style-name="T2693">n hai ho</text:span><text:span text:style-name="T2694">ặ</text:span><text:span text:style-name="T2695">c ba ho</text:span><text:span text:style-name="T2696">ặ</text:span><text:span text:style-name="T2697">c b</text:span><text:span text:style-name="T2698">ố</text:span><text:span text:style-name="T2699">n components<text:s/></text:span><text:span text:style-name="T2700">đ</text:span><text:span text:style-name="T2701">ể</text:span><text:span text:style-name="T2702"><text:s/>c</text:span><text:span text:style-name="T2703">ó</text:span><text:span text:style-name="T2704"><text:s/>th</text:span><text:span text:style-name="T2705">ể</text:span><text:span text:style-name="T2706"><text:s/>m</text:span><text:span text:style-name="T2707">ô</text:span><text:span text:style-name="T2708"><text:s/>t</text:span><text:span text:style-name="T2709">ả</text:span><text:span text:style-name="T2710"><text:s/></text:span><text:span text:style-name="T2711">đư</text:span><text:span text:style-name="T2712">ợ</text:span><text:span text:style-name="T2713">c n</text:span><text:span text:style-name="T2714">ó</text:span><text:span text:style-name="T2715">.</text:span></text:p>
      <text:p text:style-name="P1"><text:span text:style-name="T2716">- Tuy nhiên vi</text:span><text:span text:style-name="T2717">ệ</text:span><text:span text:style-name="T2718">c nh</text:span><text:span text:style-name="T2719">ậ</text:span><text:span text:style-name="T2720">n bi</text:span><text:span text:style-name="T2721">ế</text:span><text:span text:style-name="T2722">t t</text:span><text:span text:style-name="T2723">ừ</text:span><text:span text:style-name="T2724">ng ph</text:span><text:span text:style-name="T2725">ầ</text:span><text:span text:style-name="T2726">n c</text:span><text:span text:style-name="T2727">ủ</text:span><text:span text:style-name="T2728">a m</text:span><text:span text:style-name="T2729">ố</text:span><text:span text:style-name="T2730">t t</text:span><text:span text:style-name="T2731">ư</text:span><text:span text:style-name="T2732">ợ</text:span><text:span text:style-name="T2733">ng c</text:span><text:span text:style-name="T2734">ầ</text:span><text:span text:style-name="T2735">n nhi</text:span><text:span text:style-name="T2736">ề</text:span><text:span text:style-name="T2737">u th</text:span><text:span text:style-name="T2738">ờ</text:span><text:span text:style-name="T2739">i gian h</text:span><text:span text:style-name="T2740">ơ</text:span><text:span text:style-name="T2741">n m</text:span><text:span text:style-name="T2742">ộ</text:span><text:span text:style-name="T2743">t<text:s/></text:span><text:span text:style-name="T2744">đ</text:span><text:span text:style-name="T2745">ố</text:span><text:span text:style-name="T2746">i t</text:span><text:span text:style-name="T2747">ư</text:span><text:span text:style-name="T2748">ợ</text:span><text:span text:style-name="T2749">ng ho</text:span><text:span text:style-name="T2750">à</text:span><text:span text:style-name="T2751">n ch</text:span><text:span text:style-name="T2752">ỉ</text:span><text:span text:style-name="T2753">nh. V</text:span><text:span text:style-name="T2754">í</text:span><text:span text:style-name="T2755"><text:s/>d</text:span><text:span text:style-name="T2756">ụ</text:span><text:span text:style-name="T2757"><text:s/>m</text:span><text:span text:style-name="T2758">ộ</text:span><text:span text:style-name="T2759">t c</text:span><text:span text:style-name="T2760">á</text:span><text:span text:style-name="T2761">i m</text:span><text:span text:style-name="T2762">á</text:span><text:span text:style-name="T2763">y bay<text:s/></text:span><text:span text:style-name="T2764">đ</text:span><text:span text:style-name="T2765">ầ</text:span><text:span text:style-name="T2766">y<text:s/></text:span><text:span text:style-name="T2767">đ</text:span><text:span text:style-name="T2768">ủ</text:span><text:span text:style-name="T2769"><text:s/>th</text:span><text:span text:style-name="T2770">à</text:span><text:span text:style-name="T2771">nh ph</text:span><text:span text:style-name="T2772">ẫ</text:span><text:span text:style-name="T2773">n s</text:span><text:span text:style-name="T2774">ẽ</text:span><text:span text:style-name="T2775"><text:s/>d</text:span><text:span text:style-name="T2776">ễ</text:span><text:span text:style-name="T2777"><text:s/>d</text:span><text:span text:style-name="T2778">à</text:span><text:span text:style-name="T2779">ng nh</text:span><text:span text:style-name="T2780">ậ</text:span><text:span text:style-name="T2781">n ra ngay so v</text:span><text:span text:style-name="T2782">ớ</text:span><text:span text:style-name="T2783">i vi</text:span><text:span text:style-name="T2784">ệ</text:span><text:span text:style-name="T2785">c nh</text:span><text:span text:style-name="T2786">ậ</text:span><text:span text:style-name="T2787">n bi</text:span><text:span text:style-name="T2788">ế</text:span><text:span text:style-name="T2789">t m</text:span><text:span text:style-name="T2790">ộ</text:span><text:span text:style-name="T2791">t c</text:span><text:span text:style-name="T2792">á</text:span><text:span text:style-name="T2793">i m</text:span><text:span text:style-name="T2794">á</text:span><text:span text:style-name="T2795">y bay<text:s text:c="2"/>ch</text:span><text:span text:style-name="T2796">ỉ</text:span><text:span text:style-name="T2797"><text:s/>v</text:span><text:span text:style-name="T2798">ớ</text:span><text:span text:style-name="T2799">i v</text:span><text:span text:style-name="T2800">à</text:span><text:span text:style-name="T2801">i th</text:span><text:span text:style-name="T2802">à</text:span><text:span text:style-name="T2803">nh ph</text:span><text:span text:style-name="T2804">ầ</text:span><text:span text:style-name="T2805">n.</text:span></text:p>
      <text:p text:style-name="P1"><text:span text:style-name="T2806">- Thuy</text:span><text:span text:style-name="T2807">ế</text:span><text:span text:style-name="T2808">t RBC d</text:span><text:span text:style-name="T2809">ự</text:span><text:span text:style-name="T2810"><text:s/></text:span><text:span text:style-name="T2811">đ</text:span><text:span text:style-name="T2812">o</text:span><text:span text:style-name="T2813">án r</text:span><text:span text:style-name="T2814">ằ</text:span><text:span text:style-name="T2815">ng m</text:span><text:span text:style-name="T2816">ộ</text:span><text:span text:style-name="T2817">t<text:s/></text:span><text:span text:style-name="T2818">đ</text:span><text:span text:style-name="T2819">ố</text:span><text:span text:style-name="T2820">i t</text:span><text:span text:style-name="T2821">ư</text:span><text:span text:style-name="T2822">ợ</text:span><text:span text:style-name="T2823">ng c</text:span><text:span text:style-name="T2824">ó</text:span><text:span text:style-name="T2825"><text:s/>c</text:span><text:span text:style-name="T2826">ấ</text:span><text:span text:style-name="T2827">u tr</text:span><text:span text:style-name="T2828">ú</text:span><text:span text:style-name="T2829">c ph</text:span><text:span text:style-name="T2830">ứ</text:span><text:span text:style-name="T2831">c t</text:span><text:span text:style-name="T2832">ạ</text:span><text:span text:style-name="T2833">p s</text:span><text:span text:style-name="T2834">ẽ</text:span><text:span text:style-name="T2835"><text:s/>d</text:span><text:span text:style-name="T2836">ễ</text:span><text:span text:style-name="T2837"><text:s/>d</text:span><text:span text:style-name="T2838">à</text:span><text:span text:style-name="T2839">ng nh</text:span><text:span text:style-name="T2840">ậ</text:span><text:span text:style-name="T2841">n d</text:span><text:span text:style-name="T2842">ạ</text:span><text:span text:style-name="T2843">ng h</text:span><text:span text:style-name="T2844">ơ</text:span><text:span text:style-name="T2845">n l</text:span><text:span text:style-name="T2846">à m</text:span><text:span text:style-name="T2847">ộ</text:span><text:span text:style-name="T2848">t<text:s/></text:span><text:span text:style-name="T2849">đ</text:span><text:span text:style-name="T2850">ố</text:span><text:span text:style-name="T2851">i t</text:span><text:span text:style-name="T2852">ư</text:span><text:span text:style-name="T2853">ợ</text:span><text:span text:style-name="T2854">ng c</text:span><text:span text:style-name="T2855">ó</text:span><text:span text:style-name="T2856"><text:s/>c</text:span><text:span text:style-name="T2857">ấ</text:span><text:span text:style-name="T2858">u tr</text:span><text:span text:style-name="T2859">ú</text:span><text:span text:style-name="T2860">c<text:s/></text:span><text:span text:style-name="T2861">đơ</text:span><text:span text:style-name="T2862">n gi</text:span><text:span text:style-name="T2863">ả</text:span><text:span text:style-name="T2864">n</text:span></text:p>
      <text:p text:style-name="P1"><text:span text:style-name="T2865">7. K</text:span><text:span text:style-name="T2866">ế</text:span><text:span text:style-name="T2867">t lu</text:span><text:span text:style-name="T2868">ậ</text:span><text:span text:style-name="T2869">n</text:span></text:p>
      <text:p text:style-name="P1"><text:span text:style-name="T2870">- N</text:span><text:span text:style-name="T2871">ế</text:span><text:span text:style-name="T2872">u c</text:span><text:span text:style-name="T2873">ó<text:s/></text:span><text:span text:style-name="T2874">đ</text:span><text:span text:style-name="T2875">ủ</text:span><text:span text:style-name="T2876"><text:s/>th</text:span><text:span text:style-name="T2877">ô</text:span><text:span text:style-name="T2878">ng tin th</text:span><text:span text:style-name="T2879">ì</text:span><text:span text:style-name="T2880"><text:s/>ch</text:span><text:span text:style-name="T2881">ú</text:span><text:span text:style-name="T2882">ng ta c</text:span><text:span text:style-name="T2883">ó</text:span><text:span text:style-name="T2884"><text:s/>th</text:span><text:span text:style-name="T2885">ể</text:span><text:span text:style-name="T2886"><text:s/>nh</text:span><text:span text:style-name="T2887">ậ</text:span><text:span text:style-name="T2888">n bi</text:span><text:span text:style-name="T2889">ế</text:span><text:span text:style-name="T2890">t<text:s/></text:span><text:span text:style-name="T2891">đư</text:span><text:span text:style-name="T2892">ợc c</text:span><text:span text:style-name="T2893">ác geon c</text:span><text:span text:style-name="T2894">ơ b</text:span><text:span text:style-name="T2895">ản từ<text:s/></text:span><text:span text:style-name="T2896">đ</text:span><text:span text:style-name="T2897">ó nh</text:span><text:span text:style-name="T2898">ận thức<text:s/></text:span><text:span text:style-name="T2899">đư</text:span><text:span text:style-name="T2900">ợc sự vật</text:span></text:p>
      <text:p text:style-name="P1"><text:span text:style-name="T2901">- Thuy</text:span><text:span text:style-name="T2902">ết dựa tr</text:span><text:span text:style-name="T2903">ên quan<text:s/></text:span><text:span text:style-name="T2904">đi</text:span><text:span text:style-name="T2905">ểm ph</text:span><text:span text:style-name="T2906">ân tích các s</text:span><text:span text:style-name="T2907">ự vật ban<text:s/></text:span><text:span text:style-name="T2908">đ</text:span><text:span text:style-name="T2909">ầu th</text:span><text:span text:style-name="T2910">ành các component</text:span></text:p>
      <text:p text:style-name="P1"><text:span text:style-name="T2911">- Thuy</text:span><text:span text:style-name="T2912">ết quan t</text:span><text:span text:style-name="T2913">âm<text:s/></text:span><text:span text:style-name="T2914">đ</text:span><text:span text:style-name="T2915">ến k</text:span><text:span text:style-name="T2916">ích c</text:span><text:span text:style-name="T2917">ỡ c</text:span><text:span text:style-name="T2918">ác geon và s</text:span><text:span text:style-name="T2919">ự li</text:span><text:span text:style-name="T2920">ên k</text:span><text:span text:style-name="T2921">ết giữa ch</text:span><text:span text:style-name="T2922">úng</text:span></text:p>
      <text:p text:style-name="P1"><text:span text:style-name="T2923">II.<text:s/></text:span><text:span text:style-name="T2924">Ư</text:span><text:span text:style-name="T2925">u<text:s/></text:span><text:span text:style-name="T2926">đi</text:span><text:span text:style-name="T2927">ể</text:span><text:span text:style-name="T2928">m v</text:span><text:span text:style-name="T2929">à nh</text:span><text:span text:style-name="T2930">ư</text:span><text:span text:style-name="T2931">ợ</text:span><text:span text:style-name="T2932">c<text:s/></text:span><text:span text:style-name="T2933">đ</text:span><text:span text:style-name="T2934">i</text:span><text:span text:style-name="T2935">ể</text:span><text:span text:style-name="T2936">m c</text:span><text:span text:style-name="T2937">ủ</text:span><text:span text:style-name="T2938">a h</text:span><text:span text:style-name="T2939">ọ</text:span><text:span text:style-name="T2940">c thuy</text:span><text:span text:style-name="T2941">ế</text:span><text:span text:style-name="T2942">t</text:span></text:p>
      <text:p text:style-name="P1"><text:span text:style-name="T2943">1<text:s/></text:span><text:span text:style-name="T2944">Ư</text:span><text:span text:style-name="T2945">u<text:s/></text:span><text:span text:style-name="T2946">đi</text:span><text:span text:style-name="T2947">ể</text:span><text:span text:style-name="T2948">m </text:span></text:p>
      <text:p text:style-name="P1"><text:span text:style-name="T2949">- Th</text:span><text:span text:style-name="T2950">ứ</text:span><text:span text:style-name="T2951"><text:s/>nh</text:span><text:span text:style-name="T2952">ấ</text:span><text:span text:style-name="T2953">t b</text:span><text:span text:style-name="T2954">ờ</text:span><text:span text:style-name="T2955">i v</text:span><text:span text:style-name="T2956">ì</text:span><text:span text:style-name="T2957"><text:s/>c</text:span><text:span text:style-name="T2958">á</text:span><text:span text:style-name="T2959">c geons d</text:span><text:span text:style-name="T2960">ự</text:span><text:span text:style-name="T2961">a tr</text:span><text:span text:style-name="T2962">ê</text:span><text:span text:style-name="T2963">n c</text:span><text:span text:style-name="T2964">á</text:span><text:span text:style-name="T2965">c th</text:span><text:span text:style-name="T2966">à</text:span><text:span text:style-name="T2967">nh ph</text:span><text:span text:style-name="T2968">ầ</text:span><text:span text:style-name="T2969">n m</text:span><text:span text:style-name="T2970">à<text:s/></text:span><text:span text:style-name="T2971">ổ</text:span><text:span text:style-name="T2972">n<text:s/></text:span><text:span text:style-name="T2973">đ</text:span><text:span text:style-name="T2974">ị</text:span><text:span text:style-name="T2975">nh qua c</text:span><text:span text:style-name="T2976">á</text:span><text:span text:style-name="T2977">c g</text:span><text:span text:style-name="T2978">ó</text:span><text:span text:style-name="T2979">c nh</text:span><text:span text:style-name="T2980">ì</text:span><text:span text:style-name="T2981">n, v</text:span><text:span text:style-name="T2982">à</text:span><text:span text:style-name="T2983"><text:s/>ch</text:span><text:span text:style-name="T2984">ú</text:span><text:span text:style-name="T2985">ng ta c</text:span><text:span text:style-name="T2986">ó</text:span><text:span text:style-name="T2987"><text:s/>th</text:span><text:span text:style-name="T2988">ể</text:span><text:span text:style-name="T2989"><text:s/>ph</text:span><text:span text:style-name="T2990">â</text:span><text:span text:style-name="T2991">n bi</text:span><text:span text:style-name="T2992">ệ</text:span><text:span text:style-name="T2993">t c</text:span><text:span text:style-name="T2994">á</text:span><text:span text:style-name="T2995">c geons. M</text:span><text:span text:style-name="T2996">ộ</text:span><text:span text:style-name="T2997">t geon<text:s/></text:span><text:span text:style-name="T2998">đơ</text:span><text:span text:style-name="T2999">n l</text:span><text:span text:style-name="T3000">ẻ</text:span><text:span text:style-name="T3001"><text:s/>c</text:span><text:span text:style-name="T3002">ũ</text:span><text:span text:style-name="T3003">ng<text:s/></text:span><text:span text:style-name="T3004">đ</text:span><text:span text:style-name="T3005">ủ</text:span><text:span text:style-name="T3006"><text:s/></text:span><text:span text:style-name="T3007">đ</text:span><text:span text:style-name="T3008">ể</text:span><text:span text:style-name="T3009"><text:s/>m</text:span><text:span text:style-name="T3010">ô</text:span><text:span text:style-name="T3011"><text:s/>t</text:span><text:span text:style-name="T3012">ả</text:span><text:span text:style-name="T3013"><text:s/>m</text:span><text:span text:style-name="T3014">ộ</text:span><text:span text:style-name="T3015">t<text:s/></text:span><text:span text:style-name="T3016">đ</text:span><text:span text:style-name="T3017">ố</text:span><text:span text:style-name="T3018">i t</text:span><text:span text:style-name="T3019">ư</text:span><text:span text:style-name="T3020">ợ</text:span><text:span text:style-name="T3021">ng t</text:span><text:span text:style-name="T3022">ừ</text:span><text:span text:style-name="T3023"><text:s/>c</text:span><text:span text:style-name="T3024">á</text:span><text:span text:style-name="T3025">c g</text:span><text:span text:style-name="T3026">ó</text:span><text:span text:style-name="T3027">c nh</text:span><text:span text:style-name="T3028">ì</text:span><text:span text:style-name="T3029">n. </text:span></text:p>
      <text:p text:style-name="P1"><text:span text:style-name="T3030">- Th</text:span><text:span text:style-name="T3031">ứ</text:span><text:span text:style-name="T3032"><text:s/>hai , m</text:span><text:span text:style-name="T3033">ộ</text:span><text:span text:style-name="T3034">t t</text:span><text:span text:style-name="T3035">ậ</text:span><text:span text:style-name="T3036">p c</text:span><text:span text:style-name="T3037">á</text:span><text:span text:style-name="T3038">c geons<text:s/></text:span><text:span text:style-name="T3039">đơ</text:span><text:span text:style-name="T3040">n gi</text:span><text:span text:style-name="T3041">ả</text:span><text:span text:style-name="T3042">n c</text:span><text:span text:style-name="T3043">ó</text:span><text:span text:style-name="T3044"><text:s/>th</text:span><text:span text:style-name="T3045">ể</text:span><text:span text:style-name="T3046"><text:s/>k</text:span><text:span text:style-name="T3047">ế</text:span><text:span text:style-name="T3048">t h</text:span><text:span text:style-name="T3049">ợ</text:span><text:span text:style-name="T3050">p<text:s/></text:span><text:span text:style-name="T3051">đ</text:span><text:span text:style-name="T3052">ể</text:span><text:span text:style-name="T3053"><text:s/>t</text:span><text:span text:style-name="T3054">ạ</text:span><text:span text:style-name="T3055">o n</text:span><text:span text:style-name="T3056">ê</text:span><text:span text:style-name="T3057">n c</text:span><text:span text:style-name="T3058">á</text:span><text:span text:style-name="T3059">c<text:s/></text:span><text:span text:style-name="T3060">đ</text:span><text:span text:style-name="T3061">ố</text:span><text:span text:style-name="T3062">i t</text:span><text:span text:style-name="T3063">ư</text:span><text:span text:style-name="T3064">ợ</text:span><text:span text:style-name="T3065">ng ph</text:span><text:span text:style-name="T3066">ứ</text:span><text:span text:style-name="T3067">c t</text:span><text:span text:style-name="T3068">ạ</text:span><text:span text:style-name="T3069">p. V</text:span><text:span text:style-name="T3070">í</text:span><text:span text:style-name="T3071"><text:s/>d</text:span><text:span text:style-name="T3072">ụ</text:span><text:span text:style-name="T3073">, c</text:span><text:span text:style-name="T3074">ó</text:span><text:span text:style-name="T3075"><text:s/>kho</text:span><text:span text:style-name="T3076">ả</text:span><text:span text:style-name="T3077">ng 306 tri</text:span><text:span text:style-name="T3078">ệ</text:span><text:span text:style-name="T3079">u c</text:span><text:span text:style-name="T3080">á</text:span><text:span text:style-name="T3081">ch k</text:span><text:span text:style-name="T3082">ế</text:span><text:span text:style-name="T3083">t h</text:span><text:span text:style-name="T3084">ợ</text:span><text:span text:style-name="T3085">p t</text:span><text:span text:style-name="T3086">ừ</text:span><text:span text:style-name="T3087"><text:s/>3 geons, cho ph</text:span><text:span text:style-name="T3088">é</text:span><text:span text:style-name="T3089">p t</text:span><text:span text:style-name="T3090">ấ</text:span><text:span text:style-name="T3091">t c</text:span><text:span text:style-name="T3092">ả</text:span><text:span text:style-name="T3093"><text:s/></text:span><text:span text:style-name="T3094">đ</text:span><text:span text:style-name="T3095">ố</text:span><text:span text:style-name="T3096">i t</text:span><text:span text:style-name="T3097">ư</text:span><text:span text:style-name="T3098">ợ</text:span><text:span text:style-name="T3099">ng c</text:span><text:span text:style-name="T3100">ó</text:span><text:span text:style-name="T3101"><text:s/>th</text:span><text:span text:style-name="T3102">ể</text:span><text:span text:style-name="T3103"><text:s/></text:span><text:span text:style-name="T3104">đư</text:span><text:span text:style-name="T3105">ợ</text:span><text:span text:style-name="T3106">c nh</text:span><text:span text:style-name="T3107">ậ</text:span><text:span text:style-name="T3108">n</text:span></text:p>
      <text:p text:style-name="P1"><text:span text:style-name="T3109">d</text:span><text:span text:style-name="T3110">ạ</text:span><text:span text:style-name="T3111">ng</text:span></text:p>
      <text:p text:style-name="P1"><text:span text:style-name="T3112">2. Nh</text:span><text:span text:style-name="T3113">ư</text:span><text:span text:style-name="T3114">ợ</text:span><text:span text:style-name="T3115">c<text:s/></text:span><text:span text:style-name="T3116">đ</text:span><text:span text:style-name="T3117">i</text:span><text:span text:style-name="T3118">ể</text:span><text:span text:style-name="T3119">m</text:span></text:p>
      <text:p text:style-name="P1"><text:span text:style-name="T3120">- RBC không<text:s/></text:span><text:span text:style-name="T3121">đ</text:span><text:span text:style-name="T3122">ủ</text:span><text:span text:style-name="T3123"><text:s/>kh</text:span><text:span text:style-name="T3124">ả</text:span><text:span text:style-name="T3125"><text:s/>n</text:span><text:span text:style-name="T3126">ă</text:span><text:span text:style-name="T3127">ng nh</text:span><text:span text:style-name="T3128">ậ</text:span><text:span text:style-name="T3129">n d</text:span><text:span text:style-name="T3130">ạ</text:span><text:span text:style-name="T3131">ng c</text:span><text:span text:style-name="T3132">á</text:span><text:span text:style-name="T3133">c<text:s/></text:span><text:span text:style-name="T3134">đ</text:span><text:span text:style-name="T3135">ố</text:span><text:span text:style-name="T3136">i t</text:span><text:span text:style-name="T3137">ư</text:span><text:span text:style-name="T3138">ợ</text:span><text:span text:style-name="T3139">ng th</text:span><text:span text:style-name="T3140">ự</text:span><text:span text:style-name="T3141">c v</text:span><text:span text:style-name="T3142">à</text:span><text:span text:style-name="T3143"><text:s/>m</text:span><text:span text:style-name="T3144">ô</text:span><text:span text:style-name="T3145"><text:s/>t</text:span><text:span text:style-name="T3146">ả</text:span><text:span text:style-name="T3147"><text:s/>m</text:span><text:span text:style-name="T3148">ố</text:span><text:span text:style-name="T3149">i quan h</text:span><text:span text:style-name="T3150">ệ</text:span><text:span text:style-name="T3151"><text:s/>gi</text:span><text:span text:style-name="T3152">ữ</text:span><text:span text:style-name="T3153">a c</text:span><text:span text:style-name="T3154">á</text:span><text:span text:style-name="T3155">c geons c</text:span><text:span text:style-name="T3156">ủ</text:span><text:span text:style-name="T3157">a<text:s/></text:span><text:span text:style-name="T3158">đ</text:span><text:span text:style-name="T3159">ố</text:span><text:span text:style-name="T3160">i t</text:span><text:span text:style-name="T3161">ư</text:span><text:span text:style-name="T3162">ợ</text:span><text:span text:style-name="T3163">ng. H</text:span><text:span text:style-name="T3164">ọ</text:span><text:span text:style-name="T3165">c thuy</text:span><text:span text:style-name="T3166">ế</text:span><text:span text:style-name="T3167">t kh</text:span><text:span text:style-name="T3168">ô</text:span><text:span text:style-name="T3169">ng<text:s/></text:span><text:span text:style-name="T3170">đư</text:span><text:span text:style-name="T3171">a ra m</text:span><text:span text:style-name="T3172">ộ</text:span><text:span text:style-name="T3173">t k</text:span><text:span text:style-name="T3174">ĩ</text:span><text:span text:style-name="T3175"><text:s/>thu</text:span><text:span text:style-name="T3176">ậ</text:span><text:span text:style-name="T3177">t<text:s/></text:span><text:span text:style-name="T3178">đ</text:span><text:span text:style-name="T3179">ể</text:span><text:span text:style-name="T3180"><text:s/>gi</text:span><text:span text:style-name="T3181">ả</text:span><text:span text:style-name="T3182">m thi</text:span><text:span text:style-name="T3183">ể</text:span><text:span text:style-name="T3184">u<text:s/></text:span><text:span text:style-name="T3185">đ</text:span><text:span text:style-name="T3186">ộ</text:span><text:span text:style-name="T3187"><text:s/>ph</text:span><text:span text:style-name="T3188">ứ</text:span><text:span text:style-name="T3189">c t</text:span><text:span text:style-name="T3190">ạ</text:span><text:span text:style-name="T3191">p c</text:span><text:span text:style-name="T3192">ủ</text:span><text:span text:style-name="T3193">a m</text:span><text:span text:style-name="T3194">ộ</text:span><text:span text:style-name="T3195">t<text:s/></text:span><text:span text:style-name="T3196">đ</text:span><text:span text:style-name="T3197">ố</text:span><text:span text:style-name="T3198">i t</text:span><text:span text:style-name="T3199">ư</text:span><text:span text:style-name="T3200">ợ</text:span><text:span text:style-name="T3201">ng trong th</text:span><text:span text:style-name="T3202">ế</text:span><text:span text:style-name="T3203"><text:s/>gi</text:span><text:span text:style-name="T3204">ớ</text:span><text:span text:style-name="T3205">i th</text:span><text:span text:style-name="T3206">ự</text:span><text:span text:style-name="T3207">c th</text:span><text:span text:style-name="T3208">à</text:span><text:span text:style-name="T3209">nh c</text:span><text:span text:style-name="T3210">á</text:span><text:span text:style-name="T3211">c geons. RBC c</text:span><text:span text:style-name="T3212">ũ</text:span><text:span text:style-name="T3213">ng ch</text:span><text:span text:style-name="T3214">ưa ho</text:span><text:span text:style-name="T3215">àn thi</text:span><text:span text:style-name="T3216">ệ</text:span><text:span text:style-name="T3217">n r</text:span><text:span text:style-name="T3218">ằ</text:span><text:span text:style-name="T3219">ng<text:s text:c="2"/>geons v</text:span><text:span text:style-name="T3220">à m</text:span><text:span text:style-name="T3221">ố</text:span><text:span text:style-name="T3222">i quan h</text:span><text:span text:style-name="T3223">ệ</text:span><text:span text:style-name="T3224"><text:s/>gi</text:span><text:span text:style-name="T3225">ữ</text:span><text:span text:style-name="T3226">a ch</text:span><text:span text:style-name="T3227">ú</text:span><text:span text:style-name="T3228">ng th</text:span><text:span text:style-name="T3229">ấ</text:span><text:span text:style-name="T3230">t b</text:span><text:span text:style-name="T3231">ạ</text:span><text:span text:style-name="T3232">i trong vi</text:span><text:span text:style-name="T3233">ệ</text:span><text:span text:style-name="T3234">c nh</text:span><text:span text:style-name="T3235">ậ</text:span><text:span text:style-name="T3236">n d</text:span><text:span text:style-name="T3237">ạ</text:span><text:span text:style-name="T3238">ng c</text:span><text:span text:style-name="T3239">á</text:span><text:span text:style-name="T3240">c<text:s/></text:span><text:span text:style-name="T3241">đ</text:span><text:span text:style-name="T3242">ố</text:span><text:span text:style-name="T3243">i t</text:span><text:span text:style-name="T3244">ư</text:span><text:span text:style-name="T3245">ợ</text:span><text:span text:style-name="T3246">ng th</text:span><text:span text:style-name="T3247">ự</text:span><text:span text:style-name="T3248">c. V</text:span><text:span text:style-name="T3249">í</text:span><text:span text:style-name="T3250"><text:s/>d</text:span><text:span text:style-name="T3251">ụ</text:span><text:span text:style-name="T3252"><text:s/>m</text:span><text:span text:style-name="T3253">ộ</text:span><text:span text:style-name="T3254">t qu</text:span><text:span text:style-name="T3255">ả</text:span><text:span text:style-name="T3256"><text:s/>l</text:span><text:span text:style-name="T3257">ê</text:span><text:span text:style-name="T3258"><text:s/>v</text:span><text:span text:style-name="T3259">à</text:span><text:span text:style-name="T3260"><text:s/>m</text:span><text:span text:style-name="T3261">ộ</text:span><text:span text:style-name="T3262">t qu</text:span><text:span text:style-name="T3263">ả</text:span><text:span text:style-name="T3264"><text:s/>t</text:span><text:span text:style-name="T3265">á</text:span><text:span text:style-name="T3266">o d</text:span><text:span text:style-name="T3267">ễ</text:span><text:span text:style-name="T3268"><text:s/>d</text:span><text:span text:style-name="T3269">à</text:span><text:span text:style-name="T3270">ng ph</text:span><text:span text:style-name="T3271">â</text:span><text:span text:style-name="T3272">n bi</text:span><text:span text:style-name="T3273">ệ</text:span><text:span text:style-name="T3274">t b</text:span><text:span text:style-name="T3275">ở</text:span><text:span text:style-name="T3276">i con ng</text:span><text:span text:style-name="T3277">ư</text:span><text:span text:style-name="T3278">ờ</text:span><text:span text:style-name="T3279">i. Nh</text:span><text:span text:style-name="T3280">ư</text:span><text:span text:style-name="T3281">ng RBC kh</text:span><text:span text:style-name="T3282">ông<text:s/></text:span><text:span text:style-name="T3283">đ</text:span><text:span text:style-name="T3284">ủ</text:span><text:span text:style-name="T3285"><text:s/>kh</text:span><text:span text:style-name="T3286">ả</text:span><text:span text:style-name="T3287"><text:s/>n</text:span><text:span text:style-name="T3288">ă</text:span><text:span text:style-name="T3289">ng<text:s/></text:span><text:span text:style-name="T3290">đ</text:span><text:span text:style-name="T3291">ể</text:span><text:span text:style-name="T3292"><text:s/>ph</text:span><text:span text:style-name="T3293">â</text:span><text:span text:style-name="T3294">n bi</text:span><text:span text:style-name="T3295">ệ</text:span><text:span text:style-name="T3296">t s</text:span><text:span text:style-name="T3297">ự</text:span><text:span text:style-name="T3298"><text:s/>kh</text:span><text:span text:style-name="T3299">á</text:span><text:span text:style-name="T3300">c bi</text:span><text:span text:style-name="T3301">ệ</text:span><text:span text:style-name="T3302">t gi</text:span><text:span text:style-name="T3303">ữ</text:span><text:span text:style-name="T3304">a ch</text:span><text:span text:style-name="T3305">ú</text:span><text:span text:style-name="T3306">ng v</text:span><text:span text:style-name="T3307">ì</text:span><text:span text:style-name="T3308"><text:s/>h</text:span><text:span text:style-name="T3309">ì</text:span><text:span text:style-name="T3310">nh d</text:span><text:span text:style-name="T3311">ạ</text:span><text:span text:style-name="T3312">ng c</text:span><text:span text:style-name="T3313">ủ</text:span><text:span text:style-name="T3314">a n</text:span><text:span text:style-name="T3315">ó</text:span><text:span text:style-name="T3316"><text:s/>kh</text:span><text:span text:style-name="T3317">á</text:span><text:span text:style-name="T3318"><text:s/>gi</text:span><text:span text:style-name="T3319">ố</text:span><text:span text:style-name="T3320">ng nhau. Tuy nhi</text:span><text:span text:style-name="T3321">ê</text:span><text:span text:style-name="T3322">n, Biederman<text:s/></text:span><text:span text:style-name="T3323">đ</text:span><text:span text:style-name="T3324">ề</text:span><text:span text:style-name="T3325"><text:s/>c</text:span><text:span text:style-name="T3326">ậ</text:span><text:span text:style-name="T3327">p r</text:span><text:span text:style-name="T3328">ằ</text:span><text:span text:style-name="T3329">ng RBC th</text:span><text:span text:style-name="T3330">ì<text:s/></text:span><text:span text:style-name="T3331">đư</text:span><text:span text:style-name="T3332">ợ</text:span><text:span text:style-name="T3333">c c</text:span><text:span text:style-name="T3334">á</text:span><text:span text:style-name="T3335">ch m</text:span><text:span text:style-name="T3336">à</text:span><text:span text:style-name="T3337"><text:s/>con ng</text:span><text:span text:style-name="T3338">ư</text:span><text:span text:style-name="T3339">ờ</text:span><text:span text:style-name="T3340">i nh</text:span><text:span text:style-name="T3341">ậ</text:span><text:span text:style-name="T3342">n d</text:span><text:span text:style-name="T3343">ạ</text:span><text:span text:style-name="T3344">ng m</text:span><text:span text:style-name="T3345">ộ</text:span><text:span text:style-name="T3346">t<text:s/></text:span><text:span text:style-name="T3347">đ</text:span><text:span text:style-name="T3348">ố</text:span><text:span text:style-name="T3349">i t</text:span><text:span text:style-name="T3350">ư</text:span><text:span text:style-name="T3351">ợ</text:span><text:span text:style-name="T3352">ng.</text:span><text:span text:style-name="T33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